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3646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0.5437in">
            <draw:object draw:notify-on-update-of-ranges="Sheet1.A115:Sheet1.A130 Sheet1.B114:Sheet1.B114 Sheet1.B115:Sheet1.B130 Sheet1.C114:Sheet1.C114 Sheet1.C115:Sheet1.C130 Sheet1.D114:Sheet1.D114 Sheet1.D115:Sheet1.D130 Sheet1.E114:Sheet1.E114 Sheet1.E115:Sheet1.E130 Sheet1.F114:Sheet1.F114 Sheet1.F115:Sheet1.F130 Sheet1.G114:Sheet1.G114 Sheet1.G115:Sheet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2933in" svg:y="0.5303in">
            <draw:object draw:notify-on-update-of-ranges="Sheet1.I115:Sheet1.I130 Sheet1.J114:Sheet1.J114 Sheet1.J115:Sheet1.J130 Sheet1.K114:Sheet1.K114 Sheet1.K115:Sheet1.K130 Sheet1.L114:Sheet1.L114 Sheet1.L115:Sheet1.L130 Sheet1.M114:Sheet1.M114 Sheet1.M115:Sheet1.M130 Sheet1.N114:Sheet1.N114 Sheet1.N115:Sheet1.N130 Sheet1.O114:Sheet1.O114 Sheet1.O115:Sheet1.O1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in" svg:y="7.8205in">
            <draw:object draw:notify-on-update-of-ranges="Sheet1.A94:Sheet1.A110 Sheet1.B93:Sheet1.B93 Sheet1.B94:Sheet1.B110 Sheet1.C93:Sheet1.C93 Sheet1.C94:Sheet1.C110 Sheet1.D93:Sheet1.D93 Sheet1.D94:Sheet1.D110 Sheet1.E93:Sheet1.E93 Sheet1.E94:Sheet1.E110 Sheet1.F93:Sheet1.F93 Sheet1.F94:Sheet1.F110 Sheet1.G93:Sheet1.G93 Sheet1.G94:Sheet1.G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6.302in" svg:height="3.5453in" svg:x="0in" svg:y="4.2343in">
            <draw:object draw:notify-on-update-of-ranges="Sheet1.A135:Sheet1.A150 Sheet1.B134:Sheet1.B134 Sheet1.B135:Sheet1.B150 Sheet1.C134:Sheet1.C134 Sheet1.C135:Sheet1.C150 Sheet1.D134:Sheet1.D134 Sheet1.D135:Sheet1.D150 Sheet1.E134:Sheet1.E134 Sheet1.E135:Sheet1.E150 Sheet1.F134:Sheet1.F134 Sheet1.F135:Sheet1.F150 Sheet1.G134:Sheet1.G134 Sheet1.G135:Sheet1.G1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2in" svg:height="3.5453in" svg:x="6.3339in" svg:y="4.1717in">
            <draw:object draw:notify-on-update-of-ranges="Sheet1.I135:Sheet1.I150 Sheet1.J134:Sheet1.J134 Sheet1.J135:Sheet1.J150 Sheet1.K134:Sheet1.K134 Sheet1.K135:Sheet1.K150 Sheet1.L134:Sheet1.L134 Sheet1.L135:Sheet1.L150 Sheet1.M134:Sheet1.M134 Sheet1.M135:Sheet1.M150 Sheet1.N134:Sheet1.N134 Sheet1.N135:Sheet1.N150 Sheet1.O134:Sheet1.O134 Sheet1.O135:Sheet1.O1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6.4929in" svg:y="11.6287in">
            <draw:object draw:notify-on-update-of-ranges="Sheet1.I93:Sheet1.I99 Sheet1.K93:Sheet1.K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87in" svg:height="3.5449in" svg:x="0.0433in" svg:y="11.6291in">
            <draw:object draw:notify-on-update-of-ranges="Sheet1.I94:Sheet1.I99 Sheet1.L94:Sheet1.L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bian Image with Default Settings</text:p>
          </table:table-cell>
          <table:table-cell table:number-columns-repeated="14"/>
        </table:table-row>
        <table:table-row table:style-name="ro2" table:number-rows-repeated="89">
          <table:table-cell table:number-columns-repeated="15"/>
        </table:table-row>
        <table:table-row table:style-name="ro2">
          <table:table-cell office:value-type="string" calcext:value-type="string">
            <text:p>Runtime</text:p>
          </table:table-cell>
          <table:table-cell table:number-columns-repeated="8"/>
          <table:table-cell office:value-type="string" calcext:value-type="string">
            <text:p>Image 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ax Throughput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Raw Tarball</text:p>
          </table:table-cell>
          <table:table-cell office:value-type="float" office:value="7008118272" calcext:value-type="float">
            <text:p>7008118272</text:p>
          </table:table-cell>
          <table:table-cell table:formula="of:=[.J93]/[.J9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17*60+59.413" office:value-type="float" office:value="1079.413" calcext:value-type="float">
            <text:p>1079.413</text:p>
          </table:table-cell>
          <table:table-cell table:formula="of:=16*60+8.868" office:value-type="float" office:value="968.868" calcext:value-type="float">
            <text:p>968.868</text:p>
          </table:table-cell>
          <table:table-cell table:formula="of:=10*60+2.632" office:value-type="float" office:value="602.632" calcext:value-type="float">
            <text:p>602.632</text:p>
          </table:table-cell>
          <table:table-cell table:formula="of:=13*60+17.956" office:value-type="float" office:value="797.956" calcext:value-type="float">
            <text:p>797.956</text:p>
          </table:table-cell>
          <table:table-cell office:value-type="float" office:value="18.218" calcext:value-type="float">
            <text:p>18.218</text:p>
          </table:table-cell>
          <table:table-cell office:value-type="float" office:value="35.28" calcext:value-type="float">
            <text:p>35.28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2098466816" calcext:value-type="float">
            <text:p>2098466816</text:p>
          </table:table-cell>
          <table:table-cell table:formula="of:=[.J93]/[.J94]" office:value-type="float" office:value="3.3396374050644" calcext:value-type="float">
            <text:p>3.3396374050644</text:p>
          </table:table-cell>
          <table:table-cell table:formula="of:=[.J93]/MIN([.B94:.B110])" office:value-type="float" office:value="59107318.0507059" calcext:value-type="float">
            <text:p>59107318.050705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8*60+1.695" office:value-type="float" office:value="1081.695" calcext:value-type="float">
            <text:p>1081.695</text:p>
          </table:table-cell>
          <table:table-cell table:formula="of:=16*60+2.329" office:value-type="float" office:value="962.329" calcext:value-type="float">
            <text:p>962.329</text:p>
          </table:table-cell>
          <table:table-cell table:formula="of:=9*60+57.334" office:value-type="float" office:value="597.334" calcext:value-type="float">
            <text:p>597.334</text:p>
          </table:table-cell>
          <table:table-cell table:formula="of:=13*60+14.374" office:value-type="float" office:value="794.374" calcext:value-type="float">
            <text:p>794.374</text:p>
          </table:table-cell>
          <table:table-cell office:value-type="float" office:value="16.727" calcext:value-type="float">
            <text:p>16.727</text:p>
          </table:table-cell>
          <table:table-cell office:value-type="float" office:value="34.108" calcext:value-type="float">
            <text:p>34.108</text:p>
          </table:table-cell>
          <table:table-cell/>
          <table:table-cell office:value-type="string" calcext:value-type="string">
            <text:p>lzma</text:p>
          </table:table-cell>
          <table:table-cell office:value-type="float" office:value="2102169600" calcext:value-type="float">
            <text:p>2102169600</text:p>
          </table:table-cell>
          <table:table-cell table:formula="of:=[.J93]/[.J95]" office:value-type="float" office:value="3.33375493204735" calcext:value-type="float">
            <text:p>3.33375493204735</text:p>
          </table:table-cell>
          <table:table-cell table:formula="of:=[.J93]/MIN([.C94:.C110])" office:value-type="float" office:value="65270122.0255004" calcext:value-type="float">
            <text:p>65270122.025500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9*60 + 34.939" office:value-type="float" office:value="574.939" calcext:value-type="float">
            <text:p>574.939</text:p>
          </table:table-cell>
          <table:table-cell table:formula="of:=8*60+32.806" office:value-type="float" office:value="512.806" calcext:value-type="float">
            <text:p>512.806</text:p>
          </table:table-cell>
          <table:table-cell table:formula="of:=5*60+12.791" office:value-type="float" office:value="312.791" calcext:value-type="float">
            <text:p>312.791</text:p>
          </table:table-cell>
          <table:table-cell table:formula="of:=6*60+56.017" office:value-type="float" office:value="416.017" calcext:value-type="float">
            <text:p>416.017</text:p>
          </table:table-cell>
          <table:table-cell office:value-type="float" office:value="13.161" calcext:value-type="float">
            <text:p>13.161</text:p>
          </table:table-cell>
          <table:table-cell office:value-type="float" office:value="21.696" calcext:value-type="float">
            <text:p>21.696</text:p>
          </table:table-cell>
          <table:table-cell/>
          <table:table-cell office:value-type="string" calcext:value-type="string">
            <text:p>gzip</text:p>
          </table:table-cell>
          <table:table-cell office:value-type="float" office:value="2471276544" calcext:value-type="float">
            <text:p>2471276544</text:p>
          </table:table-cell>
          <table:table-cell table:formula="of:=[.J93]/[.J96]" office:value-type="float" office:value="2.83582923530552" calcext:value-type="float">
            <text:p>2.83582923530552</text:p>
          </table:table-cell>
          <table:table-cell table:formula="of:=[.J93]/MIN([.D94:.D110])" office:value-type="float" office:value="110162824.949698" calcext:value-type="float">
            <text:p>110162824.94969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6*60 + 37.701" office:value-type="float" office:value="397.701" calcext:value-type="float">
            <text:p>397.701</text:p>
          </table:table-cell>
          <table:table-cell table:formula="of:=5*60+55.246" office:value-type="float" office:value="355.246" calcext:value-type="float">
            <text:p>355.246</text:p>
          </table:table-cell>
          <table:table-cell table:formula="of:=3*60+35.409" office:value-type="float" office:value="215.409" calcext:value-type="float">
            <text:p>215.409</text:p>
          </table:table-cell>
          <table:table-cell table:formula="of:=4*60+50.138" office:value-type="float" office:value="290.138" calcext:value-type="float">
            <text:p>290.138</text:p>
          </table:table-cell>
          <table:table-cell office:value-type="float" office:value="12.798" calcext:value-type="float">
            <text:p>12.798</text:p>
          </table:table-cell>
          <table:table-cell office:value-type="float" office:value="18.265" calcext:value-type="float">
            <text:p>18.265</text:p>
          </table:table-cell>
          <table:table-cell/>
          <table:table-cell office:value-type="string" calcext:value-type="string">
            <text:p>zstd</text:p>
          </table:table-cell>
          <table:table-cell office:value-type="float" office:value="2536910848" calcext:value-type="float">
            <text:p>2536910848</text:p>
          </table:table-cell>
          <table:table-cell table:formula="of:=[.J93]/[.J97]" office:value-type="float" office:value="2.76246139178478" calcext:value-type="float">
            <text:p>2.76246139178478</text:p>
          </table:table-cell>
          <table:table-cell table:formula="of:=[.J93]/MIN([.G94:.G110])" office:value-type="float" office:value="415049942.078768" calcext:value-type="float">
            <text:p>415049942.078768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*60+7.896" office:value-type="float" office:value="307.896" calcext:value-type="float">
            <text:p>307.896</text:p>
          </table:table-cell>
          <table:table-cell table:formula="of:=4*60+34.419" office:value-type="float" office:value="274.419" calcext:value-type="float">
            <text:p>274.419</text:p>
          </table:table-cell>
          <table:table-cell table:formula="of:=2*60+47.108" office:value-type="float" office:value="167.108" calcext:value-type="float">
            <text:p>167.108</text:p>
          </table:table-cell>
          <table:table-cell table:formula="of:=3*60+43.153" office:value-type="float" office:value="223.153" calcext:value-type="float">
            <text:p>223.153</text:p>
          </table:table-cell>
          <table:table-cell office:value-type="float" office:value="13.191" calcext:value-type="float">
            <text:p>13.191</text:p>
          </table:table-cell>
          <table:table-cell office:value-type="float" office:value="16.885" calcext:value-type="float">
            <text:p>16.885</text:p>
          </table:table-cell>
          <table:table-cell/>
          <table:table-cell office:value-type="string" calcext:value-type="string">
            <text:p>lzo</text:p>
          </table:table-cell>
          <table:table-cell office:value-type="float" office:value="2732015616" calcext:value-type="float">
            <text:p>2732015616</text:p>
          </table:table-cell>
          <table:table-cell table:formula="of:=[.J93]/[.J98]" office:value-type="float" office:value="2.56518236241297" calcext:value-type="float">
            <text:p>2.56518236241297</text:p>
          </table:table-cell>
          <table:table-cell table:formula="of:=[.J93]/MIN([.E94:.E110])" office:value-type="float" office:value="84190702.5624392" calcext:value-type="float">
            <text:p>84190702.562439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4*60+11.593" office:value-type="float" office:value="251.593" calcext:value-type="float">
            <text:p>251.593</text:p>
          </table:table-cell>
          <table:table-cell table:formula="of:=3*60+44.764" office:value-type="float" office:value="224.764" calcext:value-type="float">
            <text:p>224.764</text:p>
          </table:table-cell>
          <table:table-cell table:formula="of:=2*60+17.371" office:value-type="float" office:value="137.371" calcext:value-type="float">
            <text:p>137.371</text:p>
          </table:table-cell>
          <table:table-cell table:formula="of:=3*60+2.429" office:value-type="float" office:value="182.429" calcext:value-type="float">
            <text:p>182.429</text:p>
          </table:table-cell>
          <table:table-cell office:value-type="float" office:value="14.251" calcext:value-type="float">
            <text:p>14.251</text:p>
          </table:table-cell>
          <table:table-cell office:value-type="float" office:value="17.389" calcext:value-type="float">
            <text:p>17.389</text:p>
          </table:table-cell>
          <table:table-cell/>
          <table:table-cell office:value-type="string" calcext:value-type="string">
            <text:p>LZ4</text:p>
          </table:table-cell>
          <table:table-cell office:value-type="float" office:value="3381751808" calcext:value-type="float">
            <text:p>3381751808</text:p>
          </table:table-cell>
          <table:table-cell table:formula="of:=[.J93]/[.J99]" office:value-type="float" office:value="2.07233371042231" calcext:value-type="float">
            <text:p>2.07233371042231</text:p>
          </table:table-cell>
          <table:table-cell table:formula="of:=[.J93]/MIN([.F94:.F110])" office:value-type="float" office:value="547594801.687764" calcext:value-type="float">
            <text:p>547594801.68776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3*60+34.115" office:value-type="float" office:value="214.115" calcext:value-type="float">
            <text:p>214.115</text:p>
          </table:table-cell>
          <table:table-cell table:formula="of:=3*60+12.032" office:value-type="float" office:value="192.032" calcext:value-type="float">
            <text:p>192.032</text:p>
          </table:table-cell>
          <table:table-cell table:formula="of:=1*60+57.972" office:value-type="float" office:value="117.972" calcext:value-type="float">
            <text:p>117.972</text:p>
          </table:table-cell>
          <table:table-cell table:formula="of:=2*60+35.601" office:value-type="float" office:value="155.601" calcext:value-type="float">
            <text:p>155.601</text:p>
          </table:table-cell>
          <table:table-cell office:value-type="float" office:value="14.824" calcext:value-type="float">
            <text:p>14.824</text:p>
          </table:table-cell>
          <table:table-cell office:value-type="float" office:value="17.023" calcext:value-type="float">
            <text:p>17.023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*60+7.806" office:value-type="float" office:value="187.806" calcext:value-type="float">
            <text:p>187.806</text:p>
          </table:table-cell>
          <table:table-cell table:formula="of:=2*60+47.815" office:value-type="float" office:value="167.815" calcext:value-type="float">
            <text:p>167.815</text:p>
          </table:table-cell>
          <table:table-cell table:formula="of:=1*60+44.661" office:value-type="float" office:value="104.661" calcext:value-type="float">
            <text:p>104.661</text:p>
          </table:table-cell>
          <table:table-cell table:formula="of:=2*60+16.289" office:value-type="float" office:value="136.289" calcext:value-type="float">
            <text:p>136.289</text:p>
          </table:table-cell>
          <table:table-cell office:value-type="float" office:value="15.643" calcext:value-type="float">
            <text:p>15.643</text:p>
          </table:table-cell>
          <table:table-cell office:value-type="float" office:value="17.676" calcext:value-type="float">
            <text:p>17.67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*60+47.589" office:value-type="float" office:value="167.589" calcext:value-type="float">
            <text:p>167.589</text:p>
          </table:table-cell>
          <table:table-cell table:formula="of:=2*60+30.433" office:value-type="float" office:value="150.433" calcext:value-type="float">
            <text:p>150.433</text:p>
          </table:table-cell>
          <table:table-cell table:formula="of:=1*60+33.865" office:value-type="float" office:value="93.865" calcext:value-type="float">
            <text:p>93.865</text:p>
          </table:table-cell>
          <table:table-cell table:formula="of:=2*60+1.389" office:value-type="float" office:value="121.389" calcext:value-type="float">
            <text:p>121.389</text:p>
          </table:table-cell>
          <table:table-cell office:value-type="float" office:value="16.262" calcext:value-type="float">
            <text:p>16.262</text:p>
          </table:table-cell>
          <table:table-cell office:value-type="float" office:value="17.524" calcext:value-type="float">
            <text:p>17.524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*60+38.737" office:value-type="float" office:value="158.737" calcext:value-type="float">
            <text:p>158.737</text:p>
          </table:table-cell>
          <table:table-cell table:formula="of:=2*60+22.159" office:value-type="float" office:value="142.159" calcext:value-type="float">
            <text:p>142.159</text:p>
          </table:table-cell>
          <table:table-cell table:formula="of:=1*60+27.477" office:value-type="float" office:value="87.477" calcext:value-type="float">
            <text:p>87.477</text:p>
          </table:table-cell>
          <table:table-cell table:formula="of:=1*60+53.976" office:value-type="float" office:value="113.976" calcext:value-type="float">
            <text:p>113.976</text:p>
          </table:table-cell>
          <table:table-cell office:value-type="float" office:value="16.887" calcext:value-type="float">
            <text:p>16.887</text:p>
          </table:table-cell>
          <table:table-cell office:value-type="float" office:value="18.11" calcext:value-type="float">
            <text:p>18.11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*60+30.942" office:value-type="float" office:value="150.942" calcext:value-type="float">
            <text:p>150.942</text:p>
          </table:table-cell>
          <table:table-cell table:formula="of:=2*60+14.427" office:value-type="float" office:value="134.427" calcext:value-type="float">
            <text:p>134.427</text:p>
          </table:table-cell>
          <table:table-cell table:formula="of:=1*60+22.424" office:value-type="float" office:value="82.424" calcext:value-type="float">
            <text:p>82.424</text:p>
          </table:table-cell>
          <table:table-cell table:formula="of:=1*60+47.411" office:value-type="float" office:value="107.411" calcext:value-type="float">
            <text:p>107.411</text:p>
          </table:table-cell>
          <table:table-cell office:value-type="float" office:value="17.316" calcext:value-type="float">
            <text:p>17.316</text:p>
          </table:table-cell>
          <table:table-cell office:value-type="float" office:value="18.497" calcext:value-type="float">
            <text:p>18.497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*60+23.512" office:value-type="float" office:value="143.512" calcext:value-type="float">
            <text:p>143.512</text:p>
          </table:table-cell>
          <table:table-cell table:formula="of:=2*60+8.47" office:value-type="float" office:value="128.47" calcext:value-type="float">
            <text:p>128.47</text:p>
          </table:table-cell>
          <table:table-cell table:formula="of:=1*60+17.419" office:value-type="float" office:value="77.419" calcext:value-type="float">
            <text:p>77.419</text:p>
          </table:table-cell>
          <table:table-cell table:formula="of:=1*60+41.965" office:value-type="float" office:value="101.965" calcext:value-type="float">
            <text:p>101.965</text:p>
          </table:table-cell>
          <table:table-cell office:value-type="float" office:value="17.759" calcext:value-type="float">
            <text:p>17.759</text:p>
          </table:table-cell>
          <table:table-cell office:value-type="float" office:value="18.831" calcext:value-type="float">
            <text:p>18.83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*60+17.083" office:value-type="float" office:value="137.083" calcext:value-type="float">
            <text:p>137.083</text:p>
          </table:table-cell>
          <table:table-cell table:formula="of:=2*60+2.814" office:value-type="float" office:value="122.814" calcext:value-type="float">
            <text:p>122.814</text:p>
          </table:table-cell>
          <table:table-cell table:formula="of:=1*60+13.644" office:value-type="float" office:value="73.644" calcext:value-type="float">
            <text:p>73.644</text:p>
          </table:table-cell>
          <table:table-cell table:formula="of:=1*60+36.742" office:value-type="float" office:value="96.742" calcext:value-type="float">
            <text:p>96.742</text:p>
          </table:table-cell>
          <table:table-cell office:value-type="float" office:value="18.335" calcext:value-type="float">
            <text:p>18.335</text:p>
          </table:table-cell>
          <table:table-cell office:value-type="float" office:value="19.082" calcext:value-type="float">
            <text:p>19.082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*60+11.45" office:value-type="float" office:value="131.45" calcext:value-type="float">
            <text:p>131.45</text:p>
          </table:table-cell>
          <table:table-cell table:formula="of:=1*60+57.82" office:value-type="float" office:value="117.82" calcext:value-type="float">
            <text:p>117.82</text:p>
          </table:table-cell>
          <table:table-cell table:formula="of:=1*60+10.31" office:value-type="float" office:value="70.31" calcext:value-type="float">
            <text:p>70.31</text:p>
          </table:table-cell>
          <table:table-cell table:formula="of:=1*60+32.492" office:value-type="float" office:value="92.492" calcext:value-type="float">
            <text:p>92.492</text:p>
          </table:table-cell>
          <table:table-cell office:value-type="float" office:value="18.827" calcext:value-type="float">
            <text:p>18.827</text:p>
          </table:table-cell>
          <table:table-cell office:value-type="float" office:value="19.232" calcext:value-type="float">
            <text:p>19.232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*60+6.525" office:value-type="float" office:value="126.525" calcext:value-type="float">
            <text:p>126.525</text:p>
          </table:table-cell>
          <table:table-cell table:formula="of:=1*60+53.951" office:value-type="float" office:value="113.951" calcext:value-type="float">
            <text:p>113.951</text:p>
          </table:table-cell>
          <table:table-cell table:formula="of:=1*60+7.483" office:value-type="float" office:value="67.483" calcext:value-type="float">
            <text:p>67.483</text:p>
          </table:table-cell>
          <table:table-cell table:formula="of:=1*60+28.779" office:value-type="float" office:value="88.779" calcext:value-type="float">
            <text:p>88.779</text:p>
          </table:table-cell>
          <table:table-cell office:value-type="float" office:value="19.471" calcext:value-type="float">
            <text:p>19.471</text:p>
          </table:table-cell>
          <table:table-cell office:value-type="float" office:value="20.07" calcext:value-type="float">
            <text:p>20.07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2*60+2.338" office:value-type="float" office:value="122.338" calcext:value-type="float">
            <text:p>122.338</text:p>
          </table:table-cell>
          <table:table-cell table:formula="of:=1*60+50.358" office:value-type="float" office:value="110.358" calcext:value-type="float">
            <text:p>110.358</text:p>
          </table:table-cell>
          <table:table-cell table:formula="of:=1*60+4.954" office:value-type="float" office:value="64.954" calcext:value-type="float">
            <text:p>64.954</text:p>
          </table:table-cell>
          <table:table-cell table:formula="of:=1*60+25.993" office:value-type="float" office:value="85.993" calcext:value-type="float">
            <text:p>85.993</text:p>
          </table:table-cell>
          <table:table-cell office:value-type="float" office:value="19.772" calcext:value-type="float">
            <text:p>19.772</text:p>
          </table:table-cell>
          <table:table-cell office:value-type="float" office:value="20.608" calcext:value-type="float">
            <text:p>20.60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*60+58.566" office:value-type="float" office:value="118.566" calcext:value-type="float">
            <text:p>118.566</text:p>
          </table:table-cell>
          <table:table-cell table:formula="of:=1*60+47.371" office:value-type="float" office:value="107.371" calcext:value-type="float">
            <text:p>107.371</text:p>
          </table:table-cell>
          <table:table-cell table:formula="of:=1*60+3.616" office:value-type="float" office:value="63.616" calcext:value-type="float">
            <text:p>63.616</text:p>
          </table:table-cell>
          <table:table-cell table:formula="of:=1*60+23.241" office:value-type="float" office:value="83.241" calcext:value-type="float">
            <text:p>83.241</text:p>
          </table:table-cell>
          <table:table-cell office:value-type="float" office:value="20.188" calcext:value-type="float">
            <text:p>20.188</text:p>
          </table:table-cell>
          <table:table-cell office:value-type="float" office:value="21.779" calcext:value-type="float">
            <text:p>21.77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Relative Speedup</text:p>
          </table:table-cell>
          <table:table-cell table:number-columns-repeated="7"/>
          <table:table-cell office:value-type="string" calcext:value-type="string">
            <text:p>Relativ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5]/[.B95]" office:value-type="float" office:value="1" calcext:value-type="float">
            <text:p>1</text:p>
          </table:table-cell>
          <table:table-cell table:formula="of:=[.C95]/[.C95]" office:value-type="float" office:value="1" calcext:value-type="float">
            <text:p>1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F95]/[.F95]" office:value-type="float" office:value="1" calcext:value-type="float">
            <text:p>1</text:p>
          </table:table-cell>
          <table:table-cell table:formula="of:=[.G95]/[.G9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15]/[.I115]" office:value-type="float" office:value="1" calcext:value-type="float">
            <text:p>1</text:p>
          </table:table-cell>
          <table:table-cell table:formula="of:=[.C115]/[.I115]" office:value-type="float" office:value="1" calcext:value-type="float">
            <text:p>1</text:p>
          </table:table-cell>
          <table:table-cell table:formula="of:=[.D115]/[.I115]" office:value-type="float" office:value="1" calcext:value-type="float">
            <text:p>1</text:p>
          </table:table-cell>
          <table:table-cell table:formula="of:=[.E115]/[.I115]" office:value-type="float" office:value="1" calcext:value-type="float">
            <text:p>1</text:p>
          </table:table-cell>
          <table:table-cell table:formula="of:=[.F115]/[.I115]" office:value-type="float" office:value="1" calcext:value-type="float">
            <text:p>1</text:p>
          </table:table-cell>
          <table:table-cell table:formula="of:=[.G115]/[.I115]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5]/[.B96]" office:value-type="float" office:value="1.88140828853148" calcext:value-type="float">
            <text:p>1.88140828853148</text:p>
          </table:table-cell>
          <table:table-cell table:formula="of:=[.C95]/[.C96]" office:value-type="float" office:value="1.87659465762881" calcext:value-type="float">
            <text:p>1.87659465762881</text:p>
          </table:table-cell>
          <table:table-cell table:formula="of:=[.D95]/[.D96]" office:value-type="float" office:value="1.90969049620993" calcext:value-type="float">
            <text:p>1.90969049620993</text:p>
          </table:table-cell>
          <table:table-cell table:formula="of:=[.E95]/[.E96]" office:value-type="float" office:value="1.9094748531911" calcext:value-type="float">
            <text:p>1.9094748531911</text:p>
          </table:table-cell>
          <table:table-cell table:formula="of:=[.F95]/[.F96]" office:value-type="float" office:value="1.27095205531495" calcext:value-type="float">
            <text:p>1.27095205531495</text:p>
          </table:table-cell>
          <table:table-cell table:formula="of:=[.G95]/[.G96]" office:value-type="float" office:value="1.57208702064897" calcext:value-type="float">
            <text:p>1.5720870206489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16]/[.I116]" office:value-type="float" office:value="0.94070414426574" calcext:value-type="float">
            <text:p>0.94070414426574</text:p>
          </table:table-cell>
          <table:table-cell table:formula="of:=[.C116]/[.I116]" office:value-type="float" office:value="0.938297328814405" calcext:value-type="float">
            <text:p>0.938297328814405</text:p>
          </table:table-cell>
          <table:table-cell table:formula="of:=[.D116]/[.I116]" office:value-type="float" office:value="0.954845248104965" calcext:value-type="float">
            <text:p>0.954845248104965</text:p>
          </table:table-cell>
          <table:table-cell table:formula="of:=[.E116]/[.I116]" office:value-type="float" office:value="0.954737426595548" calcext:value-type="float">
            <text:p>0.954737426595548</text:p>
          </table:table-cell>
          <table:table-cell table:formula="of:=[.F116]/[.I116]" office:value-type="float" office:value="0.635476027657473" calcext:value-type="float">
            <text:p>0.635476027657473</text:p>
          </table:table-cell>
          <table:table-cell table:formula="of:=[.G116]/[.I116]" office:value-type="float" office:value="0.786043510324484" calcext:value-type="float">
            <text:p>0.78604351032448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5]/[.B97]" office:value-type="float" office:value="2.71986995255229" calcext:value-type="float">
            <text:p>2.71986995255229</text:p>
          </table:table-cell>
          <table:table-cell table:formula="of:=[.C95]/[.C97]" office:value-type="float" office:value="2.70890875618585" calcext:value-type="float">
            <text:p>2.70890875618585</text:p>
          </table:table-cell>
          <table:table-cell table:formula="of:=[.D95]/[.D97]" office:value-type="float" office:value="2.77302248281177" calcext:value-type="float">
            <text:p>2.77302248281177</text:p>
          </table:table-cell>
          <table:table-cell table:formula="of:=[.E95]/[.E97]" office:value-type="float" office:value="2.73791781841744" calcext:value-type="float">
            <text:p>2.73791781841744</text:p>
          </table:table-cell>
          <table:table-cell table:formula="of:=[.F95]/[.F97]" office:value-type="float" office:value="1.30700109392093" calcext:value-type="float">
            <text:p>1.30700109392093</text:p>
          </table:table-cell>
          <table:table-cell table:formula="of:=[.G95]/[.G97]" office:value-type="float" office:value="1.86739666027922" calcext:value-type="float">
            <text:p>1.8673966602792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17]/[.I117]" office:value-type="float" office:value="0.906623317517431" calcext:value-type="float">
            <text:p>0.906623317517431</text:p>
          </table:table-cell>
          <table:table-cell table:formula="of:=[.C117]/[.I117]" office:value-type="float" office:value="0.902969585395285" calcext:value-type="float">
            <text:p>0.902969585395285</text:p>
          </table:table-cell>
          <table:table-cell table:formula="of:=[.D117]/[.I117]" office:value-type="float" office:value="0.924340827603923" calcext:value-type="float">
            <text:p>0.924340827603923</text:p>
          </table:table-cell>
          <table:table-cell table:formula="of:=[.E117]/[.I117]" office:value-type="float" office:value="0.912639272805814" calcext:value-type="float">
            <text:p>0.912639272805814</text:p>
          </table:table-cell>
          <table:table-cell table:formula="of:=[.F117]/[.I117]" office:value-type="float" office:value="0.435667031306975" calcext:value-type="float">
            <text:p>0.435667031306975</text:p>
          </table:table-cell>
          <table:table-cell table:formula="of:=[.G117]/[.I117]" office:value-type="float" office:value="0.622465553426407" calcext:value-type="float">
            <text:p>0.6224655534264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5]/[.B98]" office:value-type="float" office:value="3.51318302283888" calcext:value-type="float">
            <text:p>3.51318302283888</text:p>
          </table:table-cell>
          <table:table-cell table:formula="of:=[.C95]/[.C98]" office:value-type="float" office:value="3.50678706649321" calcext:value-type="float">
            <text:p>3.50678706649321</text:p>
          </table:table-cell>
          <table:table-cell table:formula="of:=[.D95]/[.D98]" office:value-type="float" office:value="3.57453862172966" calcext:value-type="float">
            <text:p>3.57453862172966</text:p>
          </table:table-cell>
          <table:table-cell table:formula="of:=[.E95]/[.E98]" office:value-type="float" office:value="3.55977289124502" calcext:value-type="float">
            <text:p>3.55977289124502</text:p>
          </table:table-cell>
          <table:table-cell table:formula="of:=[.F95]/[.F98]" office:value-type="float" office:value="1.26806155712228" calcext:value-type="float">
            <text:p>1.26806155712228</text:p>
          </table:table-cell>
          <table:table-cell table:formula="of:=[.G95]/[.G98]" office:value-type="float" office:value="2.02001776724904" calcext:value-type="float">
            <text:p>2.020017767249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18]/[.I118]" office:value-type="float" office:value="0.87829575570972" calcext:value-type="float">
            <text:p>0.87829575570972</text:p>
          </table:table-cell>
          <table:table-cell table:formula="of:=[.C118]/[.I118]" office:value-type="float" office:value="0.876696766623302" calcext:value-type="float">
            <text:p>0.876696766623302</text:p>
          </table:table-cell>
          <table:table-cell table:formula="of:=[.D118]/[.I118]" office:value-type="float" office:value="0.893634655432415" calcext:value-type="float">
            <text:p>0.893634655432415</text:p>
          </table:table-cell>
          <table:table-cell table:formula="of:=[.E118]/[.I118]" office:value-type="float" office:value="0.889943222811255" calcext:value-type="float">
            <text:p>0.889943222811255</text:p>
          </table:table-cell>
          <table:table-cell table:formula="of:=[.F118]/[.I118]" office:value-type="float" office:value="0.31701538928057" calcext:value-type="float">
            <text:p>0.31701538928057</text:p>
          </table:table-cell>
          <table:table-cell table:formula="of:=[.G118]/[.I118]" office:value-type="float" office:value="0.505004441812259" calcext:value-type="float">
            <text:p>0.50500444181225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5]/[.B99]" office:value-type="float" office:value="4.29938432309325" calcext:value-type="float">
            <text:p>4.29938432309325</text:p>
          </table:table-cell>
          <table:table-cell table:formula="of:=[.C95]/[.C99]" office:value-type="float" office:value="4.2815086045808" calcext:value-type="float">
            <text:p>4.2815086045808</text:p>
          </table:table-cell>
          <table:table-cell table:formula="of:=[.D95]/[.D99]" office:value-type="float" office:value="4.34832679386479" calcext:value-type="float">
            <text:p>4.34832679386479</text:p>
          </table:table-cell>
          <table:table-cell table:formula="of:=[.E95]/[.E99]" office:value-type="float" office:value="4.35442829813242" calcext:value-type="float">
            <text:p>4.35442829813242</text:p>
          </table:table-cell>
          <table:table-cell table:formula="of:=[.F95]/[.F99]" office:value-type="float" office:value="1.17374219353028" calcext:value-type="float">
            <text:p>1.17374219353028</text:p>
          </table:table-cell>
          <table:table-cell table:formula="of:=[.G95]/[.G99]" office:value-type="float" office:value="1.96146989476106" calcext:value-type="float">
            <text:p>1.9614698947610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9]/[.I119]" office:value-type="float" office:value="0.85987686461865" calcext:value-type="float">
            <text:p>0.85987686461865</text:p>
          </table:table-cell>
          <table:table-cell table:formula="of:=[.C119]/[.I119]" office:value-type="float" office:value="0.856301720916161" calcext:value-type="float">
            <text:p>0.856301720916161</text:p>
          </table:table-cell>
          <table:table-cell table:formula="of:=[.D119]/[.I119]" office:value-type="float" office:value="0.869665358772958" calcext:value-type="float">
            <text:p>0.869665358772958</text:p>
          </table:table-cell>
          <table:table-cell table:formula="of:=[.E119]/[.I119]" office:value-type="float" office:value="0.870885659626485" calcext:value-type="float">
            <text:p>0.870885659626485</text:p>
          </table:table-cell>
          <table:table-cell table:formula="of:=[.F119]/[.I119]" office:value-type="float" office:value="0.234748438706056" calcext:value-type="float">
            <text:p>0.234748438706056</text:p>
          </table:table-cell>
          <table:table-cell table:formula="of:=[.G119]/[.I119]" office:value-type="float" office:value="0.392293978952211" calcext:value-type="float">
            <text:p>0.3922939789522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5]/[.B100]" office:value-type="float" office:value="5.05193470798403" calcext:value-type="float">
            <text:p>5.05193470798403</text:p>
          </table:table-cell>
          <table:table-cell table:formula="of:=[.C95]/[.C100]" office:value-type="float" office:value="5.01129499250125" calcext:value-type="float">
            <text:p>5.01129499250125</text:p>
          </table:table-cell>
          <table:table-cell table:formula="of:=[.D95]/[.D100]" office:value-type="float" office:value="5.06335401620724" calcext:value-type="float">
            <text:p>5.06335401620724</text:p>
          </table:table-cell>
          <table:table-cell table:formula="of:=[.E95]/[.E100]" office:value-type="float" office:value="5.10519855270853" calcext:value-type="float">
            <text:p>5.10519855270853</text:p>
          </table:table-cell>
          <table:table-cell table:formula="of:=[.F95]/[.F100]" office:value-type="float" office:value="1.12837290879655" calcext:value-type="float">
            <text:p>1.12837290879655</text:p>
          </table:table-cell>
          <table:table-cell table:formula="of:=[.G95]/[.G100]" office:value-type="float" office:value="2.00364213123421" calcext:value-type="float">
            <text:p>2.0036421312342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0]/[.I120]" office:value-type="float" office:value="0.841989117997338" calcext:value-type="float">
            <text:p>0.841989117997338</text:p>
          </table:table-cell>
          <table:table-cell table:formula="of:=[.C120]/[.I120]" office:value-type="float" office:value="0.835215832083541" calcext:value-type="float">
            <text:p>0.835215832083541</text:p>
          </table:table-cell>
          <table:table-cell table:formula="of:=[.D120]/[.I120]" office:value-type="float" office:value="0.843892336034539" calcext:value-type="float">
            <text:p>0.843892336034539</text:p>
          </table:table-cell>
          <table:table-cell table:formula="of:=[.E120]/[.I120]" office:value-type="float" office:value="0.850866425451422" calcext:value-type="float">
            <text:p>0.850866425451422</text:p>
          </table:table-cell>
          <table:table-cell table:formula="of:=[.F120]/[.I120]" office:value-type="float" office:value="0.188062151466091" calcext:value-type="float">
            <text:p>0.188062151466091</text:p>
          </table:table-cell>
          <table:table-cell table:formula="of:=[.G120]/[.I120]" office:value-type="float" office:value="0.333940355205702" calcext:value-type="float">
            <text:p>0.3339403552057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5]/[.B101]" office:value-type="float" office:value="5.75964026708412" calcext:value-type="float">
            <text:p>5.75964026708412</text:p>
          </table:table-cell>
          <table:table-cell table:formula="of:=[.C95]/[.C101]" office:value-type="float" office:value="5.73446354616691" calcext:value-type="float">
            <text:p>5.73446354616691</text:p>
          </table:table-cell>
          <table:table-cell table:formula="of:=[.D95]/[.D101]" office:value-type="float" office:value="5.70732173397923" calcext:value-type="float">
            <text:p>5.70732173397923</text:p>
          </table:table-cell>
          <table:table-cell table:formula="of:=[.E95]/[.E101]" office:value-type="float" office:value="5.82859952013736" calcext:value-type="float">
            <text:p>5.82859952013736</text:p>
          </table:table-cell>
          <table:table-cell table:formula="of:=[.F95]/[.F101]" office:value-type="float" office:value="1.06929617081123" calcext:value-type="float">
            <text:p>1.06929617081123</text:p>
          </table:table-cell>
          <table:table-cell table:formula="of:=[.G95]/[.G101]" office:value-type="float" office:value="1.9296220864449" calcext:value-type="float">
            <text:p>1.929622086444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1]/[.I121]" office:value-type="float" office:value="0.822805752440588" calcext:value-type="float">
            <text:p>0.822805752440588</text:p>
          </table:table-cell>
          <table:table-cell table:formula="of:=[.C121]/[.I121]" office:value-type="float" office:value="0.819209078023844" calcext:value-type="float">
            <text:p>0.819209078023844</text:p>
          </table:table-cell>
          <table:table-cell table:formula="of:=[.D121]/[.I121]" office:value-type="float" office:value="0.815331676282747" calcext:value-type="float">
            <text:p>0.815331676282747</text:p>
          </table:table-cell>
          <table:table-cell table:formula="of:=[.E121]/[.I121]" office:value-type="float" office:value="0.832657074305337" calcext:value-type="float">
            <text:p>0.832657074305337</text:p>
          </table:table-cell>
          <table:table-cell table:formula="of:=[.F121]/[.I121]" office:value-type="float" office:value="0.152756595830175" calcext:value-type="float">
            <text:p>0.152756595830175</text:p>
          </table:table-cell>
          <table:table-cell table:formula="of:=[.G121]/[.I121]" office:value-type="float" office:value="0.275660298063557" calcext:value-type="float">
            <text:p>0.2756602980635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5]/[.B102]" office:value-type="float" office:value="6.45445106779085" calcext:value-type="float">
            <text:p>6.45445106779085</text:p>
          </table:table-cell>
          <table:table-cell table:formula="of:=[.C95]/[.C102]" office:value-type="float" office:value="6.39706048539882" calcext:value-type="float">
            <text:p>6.39706048539882</text:p>
          </table:table-cell>
          <table:table-cell table:formula="of:=[.D95]/[.D102]" office:value-type="float" office:value="6.36375645874394" calcext:value-type="float">
            <text:p>6.36375645874394</text:p>
          </table:table-cell>
          <table:table-cell table:formula="of:=[.E95]/[.E102]" office:value-type="float" office:value="6.54403611529875" calcext:value-type="float">
            <text:p>6.54403611529875</text:p>
          </table:table-cell>
          <table:table-cell table:formula="of:=[.F95]/[.F102]" office:value-type="float" office:value="1.02859426884762" calcext:value-type="float">
            <text:p>1.02859426884762</text:p>
          </table:table-cell>
          <table:table-cell table:formula="of:=[.G95]/[.G102]" office:value-type="float" office:value="1.94635927870349" calcext:value-type="float">
            <text:p>1.9463592787034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22]/[.I122]" office:value-type="float" office:value="0.806806383473856" calcext:value-type="float">
            <text:p>0.806806383473856</text:p>
          </table:table-cell>
          <table:table-cell table:formula="of:=[.C122]/[.I122]" office:value-type="float" office:value="0.799632560674852" calcext:value-type="float">
            <text:p>0.799632560674852</text:p>
          </table:table-cell>
          <table:table-cell table:formula="of:=[.D122]/[.I122]" office:value-type="float" office:value="0.795469557342993" calcext:value-type="float">
            <text:p>0.795469557342993</text:p>
          </table:table-cell>
          <table:table-cell table:formula="of:=[.E122]/[.I122]" office:value-type="float" office:value="0.818004514412344" calcext:value-type="float">
            <text:p>0.818004514412344</text:p>
          </table:table-cell>
          <table:table-cell table:formula="of:=[.F122]/[.I122]" office:value-type="float" office:value="0.128574283605953" calcext:value-type="float">
            <text:p>0.128574283605953</text:p>
          </table:table-cell>
          <table:table-cell table:formula="of:=[.G122]/[.I122]" office:value-type="float" office:value="0.243294909837936" calcext:value-type="float">
            <text:p>0.24329490983793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5]/[.B103]" office:value-type="float" office:value="6.81438480001512" calcext:value-type="float">
            <text:p>6.81438480001512</text:p>
          </table:table-cell>
          <table:table-cell table:formula="of:=[.C95]/[.C103]" office:value-type="float" office:value="6.76938498441886" calcext:value-type="float">
            <text:p>6.76938498441886</text:p>
          </table:table-cell>
          <table:table-cell table:formula="of:=[.D95]/[.D103]" office:value-type="float" office:value="6.82846919761766" calcext:value-type="float">
            <text:p>6.82846919761766</text:p>
          </table:table-cell>
          <table:table-cell table:formula="of:=[.E95]/[.E103]" office:value-type="float" office:value="6.96966027935706" calcext:value-type="float">
            <text:p>6.96966027935706</text:p>
          </table:table-cell>
          <table:table-cell table:formula="of:=[.F95]/[.F103]" office:value-type="float" office:value="0.990525256114171" calcext:value-type="float">
            <text:p>0.990525256114171</text:p>
          </table:table-cell>
          <table:table-cell table:formula="of:=[.G95]/[.G103]" office:value-type="float" office:value="1.88337934842628" calcext:value-type="float">
            <text:p>1.8833793484262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3]/[.I123]" office:value-type="float" office:value="0.757153866668347" calcext:value-type="float">
            <text:p>0.757153866668347</text:p>
          </table:table-cell>
          <table:table-cell table:formula="of:=[.C123]/[.I123]" office:value-type="float" office:value="0.752153887157651" calcext:value-type="float">
            <text:p>0.752153887157651</text:p>
          </table:table-cell>
          <table:table-cell table:formula="of:=[.D123]/[.I123]" office:value-type="float" office:value="0.758718799735296" calcext:value-type="float">
            <text:p>0.758718799735296</text:p>
          </table:table-cell>
          <table:table-cell table:formula="of:=[.E123]/[.I123]" office:value-type="float" office:value="0.77440669770634" calcext:value-type="float">
            <text:p>0.77440669770634</text:p>
          </table:table-cell>
          <table:table-cell table:formula="of:=[.F123]/[.I123]" office:value-type="float" office:value="0.110058361790463" calcext:value-type="float">
            <text:p>0.110058361790463</text:p>
          </table:table-cell>
          <table:table-cell table:formula="of:=[.G123]/[.I123]" office:value-type="float" office:value="0.209264372047365" calcext:value-type="float">
            <text:p>0.20926437204736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5]/[.B104]" office:value-type="float" office:value="7.16629566323488" calcext:value-type="float">
            <text:p>7.16629566323488</text:p>
          </table:table-cell>
          <table:table-cell table:formula="of:=[.C95]/[.C104]" office:value-type="float" office:value="7.15874787059147" calcext:value-type="float">
            <text:p>7.15874787059147</text:p>
          </table:table-cell>
          <table:table-cell table:formula="of:=[.D95]/[.D104]" office:value-type="float" office:value="7.24708822673008" calcext:value-type="float">
            <text:p>7.24708822673008</text:p>
          </table:table-cell>
          <table:table-cell table:formula="of:=[.E95]/[.E104]" office:value-type="float" office:value="7.39564849037808" calcext:value-type="float">
            <text:p>7.39564849037808</text:p>
          </table:table-cell>
          <table:table-cell table:formula="of:=[.F95]/[.F104]" office:value-type="float" office:value="0.965985215985216" calcext:value-type="float">
            <text:p>0.965985215985216</text:p>
          </table:table-cell>
          <table:table-cell table:formula="of:=[.G95]/[.G104]" office:value-type="float" office:value="1.84397469859977" calcext:value-type="float">
            <text:p>1.8439746985997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/[.I124]" office:value-type="float" office:value="0.716629566323488" calcext:value-type="float">
            <text:p>0.716629566323488</text:p>
          </table:table-cell>
          <table:table-cell table:formula="of:=[.C124]/[.I124]" office:value-type="float" office:value="0.715874787059147" calcext:value-type="float">
            <text:p>0.715874787059147</text:p>
          </table:table-cell>
          <table:table-cell table:formula="of:=[.D124]/[.I124]" office:value-type="float" office:value="0.724708822673008" calcext:value-type="float">
            <text:p>0.724708822673008</text:p>
          </table:table-cell>
          <table:table-cell table:formula="of:=[.E124]/[.I124]" office:value-type="float" office:value="0.739564849037808" calcext:value-type="float">
            <text:p>0.739564849037808</text:p>
          </table:table-cell>
          <table:table-cell table:formula="of:=[.F124]/[.I124]" office:value-type="float" office:value="0.0965985215985216" calcext:value-type="float">
            <text:p>0.096598521598522</text:p>
          </table:table-cell>
          <table:table-cell table:formula="of:=[.G124]/[.I124]" office:value-type="float" office:value="0.184397469859977" calcext:value-type="float">
            <text:p>0.18439746985997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5]/[.B105]" office:value-type="float" office:value="7.53731395284018" calcext:value-type="float">
            <text:p>7.53731395284018</text:p>
          </table:table-cell>
          <table:table-cell table:formula="of:=[.C95]/[.C105]" office:value-type="float" office:value="7.49069043356426" calcext:value-type="float">
            <text:p>7.49069043356426</text:p>
          </table:table-cell>
          <table:table-cell table:formula="of:=[.D95]/[.D105]" office:value-type="float" office:value="7.71559952983118" calcext:value-type="float">
            <text:p>7.71559952983118</text:p>
          </table:table-cell>
          <table:table-cell table:formula="of:=[.E95]/[.E105]" office:value-type="float" office:value="7.79065365566616" calcext:value-type="float">
            <text:p>7.79065365566616</text:p>
          </table:table-cell>
          <table:table-cell table:formula="of:=[.F95]/[.F105]" office:value-type="float" office:value="0.941888619854722" calcext:value-type="float">
            <text:p>0.941888619854722</text:p>
          </table:table-cell>
          <table:table-cell table:formula="of:=[.G95]/[.G105]" office:value-type="float" office:value="1.81126865275344" calcext:value-type="float">
            <text:p>1.8112686527534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25]/[.I125]" office:value-type="float" office:value="0.685210359349107" calcext:value-type="float">
            <text:p>0.685210359349107</text:p>
          </table:table-cell>
          <table:table-cell table:formula="of:=[.C125]/[.I125]" office:value-type="float" office:value="0.680971857596751" calcext:value-type="float">
            <text:p>0.680971857596751</text:p>
          </table:table-cell>
          <table:table-cell table:formula="of:=[.D125]/[.I125]" office:value-type="float" office:value="0.701418139075562" calcext:value-type="float">
            <text:p>0.701418139075562</text:p>
          </table:table-cell>
          <table:table-cell table:formula="of:=[.E125]/[.I125]" office:value-type="float" office:value="0.708241241424196" calcext:value-type="float">
            <text:p>0.708241241424196</text:p>
          </table:table-cell>
          <table:table-cell table:formula="of:=[.F125]/[.I125]" office:value-type="float" office:value="0.0856262381686111" calcext:value-type="float">
            <text:p>0.085626238168611</text:p>
          </table:table-cell>
          <table:table-cell table:formula="of:=[.G125]/[.I125]" office:value-type="float" office:value="0.164660786613949" calcext:value-type="float">
            <text:p>0.16466078661394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5]/[.B106]" office:value-type="float" office:value="7.89080338189272" calcext:value-type="float">
            <text:p>7.89080338189272</text:p>
          </table:table-cell>
          <table:table-cell table:formula="of:=[.C95]/[.C106]" office:value-type="float" office:value="7.83566205807156" calcext:value-type="float">
            <text:p>7.83566205807156</text:p>
          </table:table-cell>
          <table:table-cell table:formula="of:=[.D95]/[.D106]" office:value-type="float" office:value="8.11110205855195" calcext:value-type="float">
            <text:p>8.11110205855195</text:p>
          </table:table-cell>
          <table:table-cell table:formula="of:=[.E95]/[.E106]" office:value-type="float" office:value="8.21126294680697" calcext:value-type="float">
            <text:p>8.21126294680697</text:p>
          </table:table-cell>
          <table:table-cell table:formula="of:=[.F95]/[.F106]" office:value-type="float" office:value="0.912298881919825" calcext:value-type="float">
            <text:p>0.912298881919825</text:p>
          </table:table-cell>
          <table:table-cell table:formula="of:=[.G95]/[.G106]" office:value-type="float" office:value="1.78744366418614" calcext:value-type="float">
            <text:p>1.7874436641861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26]/[.I126]" office:value-type="float" office:value="0.65756694849106" calcext:value-type="float">
            <text:p>0.65756694849106</text:p>
          </table:table-cell>
          <table:table-cell table:formula="of:=[.C126]/[.I126]" office:value-type="float" office:value="0.65297183817263" calcext:value-type="float">
            <text:p>0.65297183817263</text:p>
          </table:table-cell>
          <table:table-cell table:formula="of:=[.D126]/[.I126]" office:value-type="float" office:value="0.675925171545996" calcext:value-type="float">
            <text:p>0.675925171545996</text:p>
          </table:table-cell>
          <table:table-cell table:formula="of:=[.E126]/[.I126]" office:value-type="float" office:value="0.684271912233914" calcext:value-type="float">
            <text:p>0.684271912233914</text:p>
          </table:table-cell>
          <table:table-cell table:formula="of:=[.F126]/[.I126]" office:value-type="float" office:value="0.0760249068266521" calcext:value-type="float">
            <text:p>0.076024906826652</text:p>
          </table:table-cell>
          <table:table-cell table:formula="of:=[.G126]/[.I126]" office:value-type="float" office:value="0.148953638682179" calcext:value-type="float">
            <text:p>0.14895363868217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5]/[.B107]" office:value-type="float" office:value="8.22894636744009" calcext:value-type="float">
            <text:p>8.22894636744009</text:p>
          </table:table-cell>
          <table:table-cell table:formula="of:=[.C95]/[.C107]" office:value-type="float" office:value="8.16778984892208" calcext:value-type="float">
            <text:p>8.16778984892208</text:p>
          </table:table-cell>
          <table:table-cell table:formula="of:=[.D95]/[.D107]" office:value-type="float" office:value="8.49571895889632" calcext:value-type="float">
            <text:p>8.49571895889632</text:p>
          </table:table-cell>
          <table:table-cell table:formula="of:=[.E95]/[.E107]" office:value-type="float" office:value="8.5885698222549" calcext:value-type="float">
            <text:p>8.5885698222549</text:p>
          </table:table-cell>
          <table:table-cell table:formula="of:=[.F95]/[.F107]" office:value-type="float" office:value="0.888458065544165" calcext:value-type="float">
            <text:p>0.888458065544165</text:p>
          </table:table-cell>
          <table:table-cell table:formula="of:=[.G95]/[.G107]" office:value-type="float" office:value="1.77350249584027" calcext:value-type="float">
            <text:p>1.7735024958402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27]/[.I127]" office:value-type="float" office:value="0.632995874418469" calcext:value-type="float">
            <text:p>0.632995874418469</text:p>
          </table:table-cell>
          <table:table-cell table:formula="of:=[.C127]/[.I127]" office:value-type="float" office:value="0.62829152684016" calcext:value-type="float">
            <text:p>0.62829152684016</text:p>
          </table:table-cell>
          <table:table-cell table:formula="of:=[.D127]/[.I127]" office:value-type="float" office:value="0.653516842992024" calcext:value-type="float">
            <text:p>0.653516842992024</text:p>
          </table:table-cell>
          <table:table-cell table:formula="of:=[.E127]/[.I127]" office:value-type="float" office:value="0.660659217096531" calcext:value-type="float">
            <text:p>0.660659217096531</text:p>
          </table:table-cell>
          <table:table-cell table:formula="of:=[.F127]/[.I127]" office:value-type="float" office:value="0.0683429281187819" calcext:value-type="float">
            <text:p>0.068342928118782</text:p>
          </table:table-cell>
          <table:table-cell table:formula="of:=[.G127]/[.I127]" office:value-type="float" office:value="0.13642326891079" calcext:value-type="float">
            <text:p>0.136423268910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5]/[.B108]" office:value-type="float" office:value="8.54925903971547" calcext:value-type="float">
            <text:p>8.54925903971547</text:p>
          </table:table-cell>
          <table:table-cell table:formula="of:=[.C95]/[.C108]" office:value-type="float" office:value="8.44511237286202" calcext:value-type="float">
            <text:p>8.44511237286202</text:p>
          </table:table-cell>
          <table:table-cell table:formula="of:=[.D95]/[.D108]" office:value-type="float" office:value="8.85162188995747" calcext:value-type="float">
            <text:p>8.85162188995747</text:p>
          </table:table-cell>
          <table:table-cell table:formula="of:=[.E95]/[.E108]" office:value-type="float" office:value="8.94776917964834" calcext:value-type="float">
            <text:p>8.94776917964834</text:p>
          </table:table-cell>
          <table:table-cell table:formula="of:=[.F95]/[.F108]" office:value-type="float" office:value="0.859072466745416" calcext:value-type="float">
            <text:p>0.859072466745416</text:p>
          </table:table-cell>
          <table:table-cell table:formula="of:=[.G95]/[.G108]" office:value-type="float" office:value="1.699451918286" calcext:value-type="float">
            <text:p>1.69945191828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28]/[.I128]" office:value-type="float" office:value="0.610661359979676" calcext:value-type="float">
            <text:p>0.610661359979676</text:p>
          </table:table-cell>
          <table:table-cell table:formula="of:=[.C128]/[.I128]" office:value-type="float" office:value="0.603222312347287" calcext:value-type="float">
            <text:p>0.603222312347287</text:p>
          </table:table-cell>
          <table:table-cell table:formula="of:=[.D128]/[.I128]" office:value-type="float" office:value="0.632258706425534" calcext:value-type="float">
            <text:p>0.632258706425534</text:p>
          </table:table-cell>
          <table:table-cell table:formula="of:=[.E128]/[.I128]" office:value-type="float" office:value="0.639126369974882" calcext:value-type="float">
            <text:p>0.639126369974882</text:p>
          </table:table-cell>
          <table:table-cell table:formula="of:=[.F128]/[.I128]" office:value-type="float" office:value="0.061362319053244" calcext:value-type="float">
            <text:p>0.061362319053244</text:p>
          </table:table-cell>
          <table:table-cell table:formula="of:=[.G128]/[.I128]" office:value-type="float" office:value="0.121389422734714" calcext:value-type="float">
            <text:p>0.1213894227347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5]/[.B109]" office:value-type="float" office:value="8.84185616897448" calcext:value-type="float">
            <text:p>8.84185616897448</text:p>
          </table:table-cell>
          <table:table-cell table:formula="of:=[.C95]/[.C109]" office:value-type="float" office:value="8.72006560466844" calcext:value-type="float">
            <text:p>8.72006560466844</text:p>
          </table:table-cell>
          <table:table-cell table:formula="of:=[.D95]/[.D109]" office:value-type="float" office:value="9.19626197000955" calcext:value-type="float">
            <text:p>9.19626197000955</text:p>
          </table:table-cell>
          <table:table-cell table:formula="of:=[.E95]/[.E109]" office:value-type="float" office:value="9.2376588792111" calcext:value-type="float">
            <text:p>9.2376588792111</text:p>
          </table:table-cell>
          <table:table-cell table:formula="of:=[.F95]/[.F109]" office:value-type="float" office:value="0.845994335423832" calcext:value-type="float">
            <text:p>0.845994335423832</text:p>
          </table:table-cell>
          <table:table-cell table:formula="of:=[.G95]/[.G109]" office:value-type="float" office:value="1.65508540372671" calcext:value-type="float">
            <text:p>1.6550854037267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29]/[.I129]" office:value-type="float" office:value="0.589457077931632" calcext:value-type="float">
            <text:p>0.589457077931632</text:p>
          </table:table-cell>
          <table:table-cell table:formula="of:=[.C129]/[.I129]" office:value-type="float" office:value="0.581337706977896" calcext:value-type="float">
            <text:p>0.581337706977896</text:p>
          </table:table-cell>
          <table:table-cell table:formula="of:=[.D129]/[.I129]" office:value-type="float" office:value="0.61308413133397" calcext:value-type="float">
            <text:p>0.61308413133397</text:p>
          </table:table-cell>
          <table:table-cell table:formula="of:=[.E129]/[.I129]" office:value-type="float" office:value="0.61584392528074" calcext:value-type="float">
            <text:p>0.61584392528074</text:p>
          </table:table-cell>
          <table:table-cell table:formula="of:=[.F129]/[.I129]" office:value-type="float" office:value="0.0563996223615888" calcext:value-type="float">
            <text:p>0.056399622361589</text:p>
          </table:table-cell>
          <table:table-cell table:formula="of:=[.G129]/[.I129]" office:value-type="float" office:value="0.110339026915114" calcext:value-type="float">
            <text:p>0.1103390269151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5]/[.B110]" office:value-type="float" office:value="9.12314660189262" calcext:value-type="float">
            <text:p>9.12314660189262</text:p>
          </table:table-cell>
          <table:table-cell table:formula="of:=[.C95]/[.C110]" office:value-type="float" office:value="8.96265285784802" calcext:value-type="float">
            <text:p>8.96265285784802</text:p>
          </table:table-cell>
          <table:table-cell table:formula="of:=[.D95]/[.D110]" office:value-type="float" office:value="9.38968184104628" calcext:value-type="float">
            <text:p>9.38968184104628</text:p>
          </table:table-cell>
          <table:table-cell table:formula="of:=[.E95]/[.E110]" office:value-type="float" office:value="9.54306171237731" calcext:value-type="float">
            <text:p>9.54306171237731</text:p>
          </table:table-cell>
          <table:table-cell table:formula="of:=[.F95]/[.F110]" office:value-type="float" office:value="0.828561521696057" calcext:value-type="float">
            <text:p>0.828561521696057</text:p>
          </table:table-cell>
          <table:table-cell table:formula="of:=[.G95]/[.G110]" office:value-type="float" office:value="1.56609578033886" calcext:value-type="float">
            <text:p>1.5660957803388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30]/[.I130]" office:value-type="float" office:value="0.570196662618289" calcext:value-type="float">
            <text:p>0.570196662618289</text:p>
          </table:table-cell>
          <table:table-cell table:formula="of:=[.C130]/[.I130]" office:value-type="float" office:value="0.560165803615501" calcext:value-type="float">
            <text:p>0.560165803615501</text:p>
          </table:table-cell>
          <table:table-cell table:formula="of:=[.D130]/[.I130]" office:value-type="float" office:value="0.586855115065392" calcext:value-type="float">
            <text:p>0.586855115065392</text:p>
          </table:table-cell>
          <table:table-cell table:formula="of:=[.E130]/[.I130]" office:value-type="float" office:value="0.596441357023582" calcext:value-type="float">
            <text:p>0.596441357023582</text:p>
          </table:table-cell>
          <table:table-cell table:formula="of:=[.F130]/[.I130]" office:value-type="float" office:value="0.0517850951060036" calcext:value-type="float">
            <text:p>0.051785095106004</text:p>
          </table:table-cell>
          <table:table-cell table:formula="of:=[.G130]/[.I130]" office:value-type="float" office:value="0.0978809862711787" calcext:value-type="float">
            <text:p>0.097880986271179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bsolute Speedup</text:p>
          </table:table-cell>
          <table:table-cell table:number-columns-repeated="7"/>
          <table:table-cell office:value-type="string" calcext:value-type="string">
            <text:p>Absolute Efficiency</text:p>
          </table:table-cell>
          <table:table-cell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o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zst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94]/[.B95]" office:value-type="float" office:value="0.997890348018619" calcext:value-type="float">
            <text:p>0.997890348018619</text:p>
          </table:table-cell>
          <table:table-cell table:formula="of:=[.C94]/[.C95]" office:value-type="float" office:value="1.00679497344463" calcext:value-type="float">
            <text:p>1.00679497344463</text:p>
          </table:table-cell>
          <table:table-cell table:formula="of:=[.D94]/[.D95]" office:value-type="float" office:value="1.00886940974396" calcext:value-type="float">
            <text:p>1.00886940974396</text:p>
          </table:table-cell>
          <table:table-cell table:formula="of:=[.E94]/[.E95]" office:value-type="float" office:value="1.00450921102654" calcext:value-type="float">
            <text:p>1.00450921102654</text:p>
          </table:table-cell>
          <table:table-cell table:formula="of:=[.F94]/[.F95]" office:value-type="float" office:value="1.08913732289113" calcext:value-type="float">
            <text:p>1.08913732289113</text:p>
          </table:table-cell>
          <table:table-cell table:formula="of:=[.G94]/[.G95]" office:value-type="float" office:value="1.03436144013135" calcext:value-type="float">
            <text:p>1.0343614401313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35]/[.I135]" office:value-type="float" office:value="0.997890348018619" calcext:value-type="float">
            <text:p>0.997890348018619</text:p>
          </table:table-cell>
          <table:table-cell table:formula="of:=[.C135]/[.I135]" office:value-type="float" office:value="1.00679497344463" calcext:value-type="float">
            <text:p>1.00679497344463</text:p>
          </table:table-cell>
          <table:table-cell table:formula="of:=[.D135]/[.I135]" office:value-type="float" office:value="1.00886940974396" calcext:value-type="float">
            <text:p>1.00886940974396</text:p>
          </table:table-cell>
          <table:table-cell table:formula="of:=[.E135]/[.I135]" office:value-type="float" office:value="1.00450921102654" calcext:value-type="float">
            <text:p>1.00450921102654</text:p>
          </table:table-cell>
          <table:table-cell table:formula="of:=[.F135]/[.I135]" office:value-type="float" office:value="1.08913732289113" calcext:value-type="float">
            <text:p>1.08913732289113</text:p>
          </table:table-cell>
          <table:table-cell table:formula="of:=[.G135]/[.I135]" office:value-type="float" office:value="1.03436144013135" calcext:value-type="float">
            <text:p>1.034361440131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94]/[.B96]" office:value-type="float" office:value="1.87743917180779" calcext:value-type="float">
            <text:p>1.87743917180779</text:p>
          </table:table-cell>
          <table:table-cell table:formula="of:=[.C94]/[.C96]" office:value-type="float" office:value="1.88934606849374" calcext:value-type="float">
            <text:p>1.88934606849374</text:p>
          </table:table-cell>
          <table:table-cell table:formula="of:=[.D94]/[.D96]" office:value-type="float" office:value="1.92662832370497" calcext:value-type="float">
            <text:p>1.92662832370497</text:p>
          </table:table-cell>
          <table:table-cell table:formula="of:=[.E94]/[.E96]" office:value-type="float" office:value="1.91808507825401" calcext:value-type="float">
            <text:p>1.91808507825401</text:p>
          </table:table-cell>
          <table:table-cell table:formula="of:=[.F94]/[.F96]" office:value-type="float" office:value="1.3842413190487" calcext:value-type="float">
            <text:p>1.3842413190487</text:p>
          </table:table-cell>
          <table:table-cell table:formula="of:=[.G94]/[.G96]" office:value-type="float" office:value="1.62610619469027" calcext:value-type="float">
            <text:p>1.6261061946902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36]/[.I136]" office:value-type="float" office:value="0.938719585903896" calcext:value-type="float">
            <text:p>0.938719585903896</text:p>
          </table:table-cell>
          <table:table-cell table:formula="of:=[.C136]/[.I136]" office:value-type="float" office:value="0.944673034246869" calcext:value-type="float">
            <text:p>0.944673034246869</text:p>
          </table:table-cell>
          <table:table-cell table:formula="of:=[.D136]/[.I136]" office:value-type="float" office:value="0.963314161852483" calcext:value-type="float">
            <text:p>0.963314161852483</text:p>
          </table:table-cell>
          <table:table-cell table:formula="of:=[.E136]/[.I136]" office:value-type="float" office:value="0.959042539127007" calcext:value-type="float">
            <text:p>0.959042539127007</text:p>
          </table:table-cell>
          <table:table-cell table:formula="of:=[.F136]/[.I136]" office:value-type="float" office:value="0.692120659524352" calcext:value-type="float">
            <text:p>0.692120659524352</text:p>
          </table:table-cell>
          <table:table-cell table:formula="of:=[.G136]/[.I136]" office:value-type="float" office:value="0.813053097345133" calcext:value-type="float">
            <text:p>0.8130530973451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94]/[.B97]" office:value-type="float" office:value="2.71413197351779" calcext:value-type="float">
            <text:p>2.71413197351779</text:p>
          </table:table-cell>
          <table:table-cell table:formula="of:=[.C94]/[.C97]" office:value-type="float" office:value="2.72731571924807" calcext:value-type="float">
            <text:p>2.72731571924807</text:p>
          </table:table-cell>
          <table:table-cell table:formula="of:=[.D94]/[.D97]" office:value-type="float" office:value="2.79761755544104" calcext:value-type="float">
            <text:p>2.79761755544104</text:p>
          </table:table-cell>
          <table:table-cell table:formula="of:=[.E94]/[.E97]" office:value-type="float" office:value="2.75026366763402" calcext:value-type="float">
            <text:p>2.75026366763402</text:p>
          </table:table-cell>
          <table:table-cell table:formula="of:=[.F94]/[.F97]" office:value-type="float" office:value="1.42350367244882" calcext:value-type="float">
            <text:p>1.42350367244882</text:p>
          </table:table-cell>
          <table:table-cell table:formula="of:=[.G94]/[.G97]" office:value-type="float" office:value="1.93156309882289" calcext:value-type="float">
            <text:p>1.9315630988228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37]/[.I137]" office:value-type="float" office:value="0.904710657839265" calcext:value-type="float">
            <text:p>0.904710657839265</text:p>
          </table:table-cell>
          <table:table-cell table:formula="of:=[.C137]/[.I137]" office:value-type="float" office:value="0.909105239749357" calcext:value-type="float">
            <text:p>0.909105239749357</text:p>
          </table:table-cell>
          <table:table-cell table:formula="of:=[.D137]/[.I137]" office:value-type="float" office:value="0.932539185147015" calcext:value-type="float">
            <text:p>0.932539185147015</text:p>
          </table:table-cell>
          <table:table-cell table:formula="of:=[.E137]/[.I137]" office:value-type="float" office:value="0.916754555878008" calcext:value-type="float">
            <text:p>0.916754555878008</text:p>
          </table:table-cell>
          <table:table-cell table:formula="of:=[.F137]/[.I137]" office:value-type="float" office:value="0.474501224149607" calcext:value-type="float">
            <text:p>0.474501224149607</text:p>
          </table:table-cell>
          <table:table-cell table:formula="of:=[.G137]/[.I137]" office:value-type="float" office:value="0.643854366274295" calcext:value-type="float">
            <text:p>0.6438543662742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94]/[.B98]" office:value-type="float" office:value="3.50577142931379" calcext:value-type="float">
            <text:p>3.50577142931379</text:p>
          </table:table-cell>
          <table:table-cell table:formula="of:=[.C94]/[.C98]" office:value-type="float" office:value="3.53061559148601" calcext:value-type="float">
            <text:p>3.53061559148601</text:p>
          </table:table-cell>
          <table:table-cell table:formula="of:=[.D94]/[.D98]" office:value-type="float" office:value="3.6062426694114" calcext:value-type="float">
            <text:p>3.6062426694114</text:p>
          </table:table-cell>
          <table:table-cell table:formula="of:=[.E94]/[.E98]" office:value-type="float" office:value="3.57582465841822" calcext:value-type="float">
            <text:p>3.57582465841822</text:p>
          </table:table-cell>
          <table:table-cell table:formula="of:=[.F94]/[.F98]" office:value-type="float" office:value="1.38109316958532" calcext:value-type="float">
            <text:p>1.38109316958532</text:p>
          </table:table-cell>
          <table:table-cell table:formula="of:=[.G94]/[.G98]" office:value-type="float" office:value="2.08942848682262" calcext:value-type="float">
            <text:p>2.0894284868226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8]/[.I138]" office:value-type="float" office:value="0.876442857328449" calcext:value-type="float">
            <text:p>0.876442857328449</text:p>
          </table:table-cell>
          <table:table-cell table:formula="of:=[.C138]/[.I138]" office:value-type="float" office:value="0.882653897871503" calcext:value-type="float">
            <text:p>0.882653897871503</text:p>
          </table:table-cell>
          <table:table-cell table:formula="of:=[.D138]/[.I138]" office:value-type="float" office:value="0.90156066735285" calcext:value-type="float">
            <text:p>0.90156066735285</text:p>
          </table:table-cell>
          <table:table-cell table:formula="of:=[.E138]/[.I138]" office:value-type="float" office:value="0.893956164604554" calcext:value-type="float">
            <text:p>0.893956164604554</text:p>
          </table:table-cell>
          <table:table-cell table:formula="of:=[.F138]/[.I138]" office:value-type="float" office:value="0.345273292396331" calcext:value-type="float">
            <text:p>0.345273292396331</text:p>
          </table:table-cell>
          <table:table-cell table:formula="of:=[.G138]/[.I138]" office:value-type="float" office:value="0.522357121705656" calcext:value-type="float">
            <text:p>0.5223571217056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94]/[.B99]" office:value-type="float" office:value="4.29031411843732" calcext:value-type="float">
            <text:p>4.29031411843732</text:p>
          </table:table-cell>
          <table:table-cell table:formula="of:=[.C94]/[.C99]" office:value-type="float" office:value="4.3106013418519" calcext:value-type="float">
            <text:p>4.3106013418519</text:p>
          </table:table-cell>
          <table:table-cell table:formula="of:=[.D94]/[.D99]" office:value-type="float" office:value="4.38689388590023" calcext:value-type="float">
            <text:p>4.38689388590023</text:p>
          </table:table-cell>
          <table:table-cell table:formula="of:=[.E94]/[.E99]" office:value-type="float" office:value="4.37406333422866" calcext:value-type="float">
            <text:p>4.37406333422866</text:p>
          </table:table-cell>
          <table:table-cell table:formula="of:=[.F94]/[.F99]" office:value-type="float" office:value="1.27836643042594" calcext:value-type="float">
            <text:p>1.27836643042594</text:p>
          </table:table-cell>
          <table:table-cell table:formula="of:=[.G94]/[.G99]" office:value-type="float" office:value="2.02886882511933" calcext:value-type="float">
            <text:p>2.0288688251193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9]/[.I139]" office:value-type="float" office:value="0.858062823687463" calcext:value-type="float">
            <text:p>0.858062823687463</text:p>
          </table:table-cell>
          <table:table-cell table:formula="of:=[.C139]/[.I139]" office:value-type="float" office:value="0.86212026837038" calcext:value-type="float">
            <text:p>0.86212026837038</text:p>
          </table:table-cell>
          <table:table-cell table:formula="of:=[.D139]/[.I139]" office:value-type="float" office:value="0.877378777180045" calcext:value-type="float">
            <text:p>0.877378777180045</text:p>
          </table:table-cell>
          <table:table-cell table:formula="of:=[.E139]/[.I139]" office:value-type="float" office:value="0.874812666845732" calcext:value-type="float">
            <text:p>0.874812666845732</text:p>
          </table:table-cell>
          <table:table-cell table:formula="of:=[.F139]/[.I139]" office:value-type="float" office:value="0.255673286085187" calcext:value-type="float">
            <text:p>0.255673286085187</text:p>
          </table:table-cell>
          <table:table-cell table:formula="of:=[.G139]/[.I139]" office:value-type="float" office:value="0.405773765023866" calcext:value-type="float">
            <text:p>0.4057737650238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4]/[.B100]" office:value-type="float" office:value="5.04127688391752" calcext:value-type="float">
            <text:p>5.04127688391752</text:p>
          </table:table-cell>
          <table:table-cell table:formula="of:=[.C94]/[.C100]" office:value-type="float" office:value="5.04534660889852" calcext:value-type="float">
            <text:p>5.04534660889852</text:p>
          </table:table-cell>
          <table:table-cell table:formula="of:=[.D94]/[.D100]" office:value-type="float" office:value="5.10826297765571" calcext:value-type="float">
            <text:p>5.10826297765571</text:p>
          </table:table-cell>
          <table:table-cell table:formula="of:=[.E94]/[.E100]" office:value-type="float" office:value="5.1282189703151" calcext:value-type="float">
            <text:p>5.1282189703151</text:p>
          </table:table-cell>
          <table:table-cell table:formula="of:=[.F94]/[.F100]" office:value-type="float" office:value="1.22895304910955" calcext:value-type="float">
            <text:p>1.22895304910955</text:p>
          </table:table-cell>
          <table:table-cell table:formula="of:=[.G94]/[.G100]" office:value-type="float" office:value="2.07249016037126" calcext:value-type="float">
            <text:p>2.0724901603712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0]/[.I140]" office:value-type="float" office:value="0.840212813986253" calcext:value-type="float">
            <text:p>0.840212813986253</text:p>
          </table:table-cell>
          <table:table-cell table:formula="of:=[.C140]/[.I140]" office:value-type="float" office:value="0.840891101483086" calcext:value-type="float">
            <text:p>0.840891101483086</text:p>
          </table:table-cell>
          <table:table-cell table:formula="of:=[.D140]/[.I140]" office:value-type="float" office:value="0.851377162942619" calcext:value-type="float">
            <text:p>0.851377162942619</text:p>
          </table:table-cell>
          <table:table-cell table:formula="of:=[.E140]/[.I140]" office:value-type="float" office:value="0.854703161719183" calcext:value-type="float">
            <text:p>0.854703161719183</text:p>
          </table:table-cell>
          <table:table-cell table:formula="of:=[.F140]/[.I140]" office:value-type="float" office:value="0.204825508184925" calcext:value-type="float">
            <text:p>0.204825508184925</text:p>
          </table:table-cell>
          <table:table-cell table:formula="of:=[.G140]/[.I140]" office:value-type="float" office:value="0.345415026728544" calcext:value-type="float">
            <text:p>0.3454150267285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94]/[.B101]" office:value-type="float" office:value="5.74748943058262" calcext:value-type="float">
            <text:p>5.74748943058262</text:p>
          </table:table-cell>
          <table:table-cell table:formula="of:=[.C94]/[.C101]" office:value-type="float" office:value="5.77342907368233" calcext:value-type="float">
            <text:p>5.77342907368233</text:p>
          </table:table-cell>
          <table:table-cell table:formula="of:=[.D94]/[.D101]" office:value-type="float" office:value="5.75794230897851" calcext:value-type="float">
            <text:p>5.75794230897851</text:p>
          </table:table-cell>
          <table:table-cell table:formula="of:=[.E94]/[.E101]" office:value-type="float" office:value="5.85488190536287" calcext:value-type="float">
            <text:p>5.85488190536287</text:p>
          </table:table-cell>
          <table:table-cell table:formula="of:=[.F94]/[.F101]" office:value-type="float" office:value="1.16461036885508" calcext:value-type="float">
            <text:p>1.16461036885508</text:p>
          </table:table-cell>
          <table:table-cell table:formula="of:=[.G94]/[.G101]" office:value-type="float" office:value="1.9959266802444" calcext:value-type="float">
            <text:p>1.995926680244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1]/[.I141]" office:value-type="float" office:value="0.82106991865466" calcext:value-type="float">
            <text:p>0.82106991865466</text:p>
          </table:table-cell>
          <table:table-cell table:formula="of:=[.C141]/[.I141]" office:value-type="float" office:value="0.824775581954618" calcext:value-type="float">
            <text:p>0.824775581954618</text:p>
          </table:table-cell>
          <table:table-cell table:formula="of:=[.D141]/[.I141]" office:value-type="float" office:value="0.82256318699693" calcext:value-type="float">
            <text:p>0.82256318699693</text:p>
          </table:table-cell>
          <table:table-cell table:formula="of:=[.E141]/[.I141]" office:value-type="float" office:value="0.836411700766124" calcext:value-type="float">
            <text:p>0.836411700766124</text:p>
          </table:table-cell>
          <table:table-cell table:formula="of:=[.F141]/[.I141]" office:value-type="float" office:value="0.16637290983644" calcext:value-type="float">
            <text:p>0.16637290983644</text:p>
          </table:table-cell>
          <table:table-cell table:formula="of:=[.G141]/[.I141]" office:value-type="float" office:value="0.285132382892057" calcext:value-type="float">
            <text:p>0.2851323828920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4]/[.B102]" office:value-type="float" office:value="6.44083442230695" calcext:value-type="float">
            <text:p>6.44083442230695</text:p>
          </table:table-cell>
          <table:table-cell table:formula="of:=[.C94]/[.C102]" office:value-type="float" office:value="6.44052834152081" calcext:value-type="float">
            <text:p>6.44052834152081</text:p>
          </table:table-cell>
          <table:table-cell table:formula="of:=[.D94]/[.D102]" office:value-type="float" office:value="6.42019922228733" calcext:value-type="float">
            <text:p>6.42019922228733</text:p>
          </table:table-cell>
          <table:table-cell table:formula="of:=[.E94]/[.E102]" office:value-type="float" office:value="6.57354455510796" calcext:value-type="float">
            <text:p>6.57354455510796</text:p>
          </table:table-cell>
          <table:table-cell table:formula="of:=[.F94]/[.F102]" office:value-type="float" office:value="1.12028040831386" calcext:value-type="float">
            <text:p>1.12028040831386</text:p>
          </table:table-cell>
          <table:table-cell table:formula="of:=[.G94]/[.G102]" office:value-type="float" office:value="2.01323898653275" calcext:value-type="float">
            <text:p>2.013238986532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2]/[.I142]" office:value-type="float" office:value="0.805104302788369" calcext:value-type="float">
            <text:p>0.805104302788369</text:p>
          </table:table-cell>
          <table:table-cell table:formula="of:=[.C142]/[.I142]" office:value-type="float" office:value="0.805066042690101" calcext:value-type="float">
            <text:p>0.805066042690101</text:p>
          </table:table-cell>
          <table:table-cell table:formula="of:=[.D142]/[.I142]" office:value-type="float" office:value="0.802524902785916" calcext:value-type="float">
            <text:p>0.802524902785916</text:p>
          </table:table-cell>
          <table:table-cell table:formula="of:=[.E142]/[.I142]" office:value-type="float" office:value="0.821693069388495" calcext:value-type="float">
            <text:p>0.821693069388495</text:p>
          </table:table-cell>
          <table:table-cell table:formula="of:=[.F142]/[.I142]" office:value-type="float" office:value="0.140035051039233" calcext:value-type="float">
            <text:p>0.140035051039233</text:p>
          </table:table-cell>
          <table:table-cell table:formula="of:=[.G142]/[.I142]" office:value-type="float" office:value="0.251654873316594" calcext:value-type="float">
            <text:p>0.25165487331659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4]/[.B103]" office:value-type="float" office:value="6.80000881961987" calcext:value-type="float">
            <text:p>6.80000881961987</text:p>
          </table:table-cell>
          <table:table-cell table:formula="of:=[.C94]/[.C103]" office:value-type="float" office:value="6.81538277562448" calcext:value-type="float">
            <text:p>6.81538277562448</text:p>
          </table:table-cell>
          <table:table-cell table:formula="of:=[.D94]/[.D103]" office:value-type="float" office:value="6.88903368885536" calcext:value-type="float">
            <text:p>6.88903368885536</text:p>
          </table:table-cell>
          <table:table-cell table:formula="of:=[.E94]/[.E103]" office:value-type="float" office:value="7.00108794834" calcext:value-type="float">
            <text:p>7.00108794834</text:p>
          </table:table-cell>
          <table:table-cell table:formula="of:=[.F94]/[.F103]" office:value-type="float" office:value="1.07881802570024" calcext:value-type="float">
            <text:p>1.07881802570024</text:p>
          </table:table-cell>
          <table:table-cell table:formula="of:=[.G94]/[.G103]" office:value-type="float" office:value="1.94809497515185" calcext:value-type="float">
            <text:p>1.9480949751518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43]/[.I143]" office:value-type="float" office:value="0.755556535513319" calcext:value-type="float">
            <text:p>0.755556535513319</text:p>
          </table:table-cell>
          <table:table-cell table:formula="of:=[.C143]/[.I143]" office:value-type="float" office:value="0.757264752847164" calcext:value-type="float">
            <text:p>0.757264752847164</text:p>
          </table:table-cell>
          <table:table-cell table:formula="of:=[.D143]/[.I143]" office:value-type="float" office:value="0.765448187650595" calcext:value-type="float">
            <text:p>0.765448187650595</text:p>
          </table:table-cell>
          <table:table-cell table:formula="of:=[.E143]/[.I143]" office:value-type="float" office:value="0.777898660926667" calcext:value-type="float">
            <text:p>0.777898660926667</text:p>
          </table:table-cell>
          <table:table-cell table:formula="of:=[.F143]/[.I143]" office:value-type="float" office:value="0.119868669522249" calcext:value-type="float">
            <text:p>0.119868669522249</text:p>
          </table:table-cell>
          <table:table-cell table:formula="of:=[.G143]/[.I143]" office:value-type="float" office:value="0.216454997239094" calcext:value-type="float">
            <text:p>0.2164549972390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94]/[.B104]" office:value-type="float" office:value="7.15117727338978" calcext:value-type="float">
            <text:p>7.15117727338978</text:p>
          </table:table-cell>
          <table:table-cell table:formula="of:=[.C94]/[.C104]" office:value-type="float" office:value="7.20739137226896" calcext:value-type="float">
            <text:p>7.20739137226896</text:p>
          </table:table-cell>
          <table:table-cell table:formula="of:=[.D94]/[.D104]" office:value-type="float" office:value="7.31136562166359" calcext:value-type="float">
            <text:p>7.31136562166359</text:p>
          </table:table-cell>
          <table:table-cell table:formula="of:=[.E94]/[.E104]" office:value-type="float" office:value="7.42899703009934" calcext:value-type="float">
            <text:p>7.42899703009934</text:p>
          </table:table-cell>
          <table:table-cell table:formula="of:=[.F94]/[.F104]" office:value-type="float" office:value="1.05209055209055" calcext:value-type="float">
            <text:p>1.05209055209055</text:p>
          </table:table-cell>
          <table:table-cell table:formula="of:=[.G94]/[.G104]" office:value-type="float" office:value="1.90733632480943" calcext:value-type="float">
            <text:p>1.907336324809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44]/[.I144]" office:value-type="float" office:value="0.715117727338978" calcext:value-type="float">
            <text:p>0.715117727338978</text:p>
          </table:table-cell>
          <table:table-cell table:formula="of:=[.C144]/[.I144]" office:value-type="float" office:value="0.720739137226896" calcext:value-type="float">
            <text:p>0.720739137226896</text:p>
          </table:table-cell>
          <table:table-cell table:formula="of:=[.D144]/[.I144]" office:value-type="float" office:value="0.731136562166359" calcext:value-type="float">
            <text:p>0.731136562166359</text:p>
          </table:table-cell>
          <table:table-cell table:formula="of:=[.E144]/[.I144]" office:value-type="float" office:value="0.742899703009934" calcext:value-type="float">
            <text:p>0.742899703009934</text:p>
          </table:table-cell>
          <table:table-cell table:formula="of:=[.F144]/[.I144]" office:value-type="float" office:value="0.105209055209055" calcext:value-type="float">
            <text:p>0.105209055209055</text:p>
          </table:table-cell>
          <table:table-cell table:formula="of:=[.G144]/[.I144]" office:value-type="float" office:value="0.190733632480943" calcext:value-type="float">
            <text:p>0.19073363248094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94]/[.B105]" office:value-type="float" office:value="7.52141284352528" calcext:value-type="float">
            <text:p>7.52141284352528</text:p>
          </table:table-cell>
          <table:table-cell table:formula="of:=[.C94]/[.C105]" office:value-type="float" office:value="7.54158947614229" calcext:value-type="float">
            <text:p>7.54158947614229</text:p>
          </table:table-cell>
          <table:table-cell table:formula="of:=[.D94]/[.D105]" office:value-type="float" office:value="7.78403234348157" calcext:value-type="float">
            <text:p>7.78403234348157</text:p>
          </table:table-cell>
          <table:table-cell table:formula="of:=[.E94]/[.E105]" office:value-type="float" office:value="7.82578335703428" calcext:value-type="float">
            <text:p>7.82578335703428</text:p>
          </table:table-cell>
          <table:table-cell table:formula="of:=[.F94]/[.F105]" office:value-type="float" office:value="1.0258460498902" calcext:value-type="float">
            <text:p>1.0258460498902</text:p>
          </table:table-cell>
          <table:table-cell table:formula="of:=[.G94]/[.G105]" office:value-type="float" office:value="1.87350645212681" calcext:value-type="float">
            <text:p>1.8735064521268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5]/[.I145]" office:value-type="float" office:value="0.683764803956844" calcext:value-type="float">
            <text:p>0.683764803956844</text:p>
          </table:table-cell>
          <table:table-cell table:formula="of:=[.C145]/[.I145]" office:value-type="float" office:value="0.685599043285663" calcext:value-type="float">
            <text:p>0.685599043285663</text:p>
          </table:table-cell>
          <table:table-cell table:formula="of:=[.D145]/[.I145]" office:value-type="float" office:value="0.70763930395287" calcext:value-type="float">
            <text:p>0.70763930395287</text:p>
          </table:table-cell>
          <table:table-cell table:formula="of:=[.E145]/[.I145]" office:value-type="float" office:value="0.71143485063948" calcext:value-type="float">
            <text:p>0.71143485063948</text:p>
          </table:table-cell>
          <table:table-cell table:formula="of:=[.F145]/[.I145]" office:value-type="float" office:value="0.0932587318081997" calcext:value-type="float">
            <text:p>0.0932587318082</text:p>
          </table:table-cell>
          <table:table-cell table:formula="of:=[.G145]/[.I145]" office:value-type="float" office:value="0.170318768375165" calcext:value-type="float">
            <text:p>0.17031876837516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4]/[.B106]" office:value-type="float" office:value="7.87415653290342" calcext:value-type="float">
            <text:p>7.87415653290342</text:p>
          </table:table-cell>
          <table:table-cell table:formula="of:=[.C94]/[.C106]" office:value-type="float" office:value="7.88890517367727" calcext:value-type="float">
            <text:p>7.88890517367727</text:p>
          </table:table-cell>
          <table:table-cell table:formula="of:=[.D94]/[.D106]" office:value-type="float" office:value="8.18304274618435" calcext:value-type="float">
            <text:p>8.18304274618435</text:p>
          </table:table-cell>
          <table:table-cell table:formula="of:=[.E94]/[.E106]" office:value-type="float" office:value="8.24828926422857" calcext:value-type="float">
            <text:p>8.24828926422857</text:p>
          </table:table-cell>
          <table:table-cell table:formula="of:=[.F94]/[.F106]" office:value-type="float" office:value="0.993618761930733" calcext:value-type="float">
            <text:p>0.993618761930733</text:p>
          </table:table-cell>
          <table:table-cell table:formula="of:=[.G94]/[.G106]" office:value-type="float" office:value="1.84886280264123" calcext:value-type="float">
            <text:p>1.848862802641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46]/[.I146]" office:value-type="float" office:value="0.656179711075285" calcext:value-type="float">
            <text:p>0.656179711075285</text:p>
          </table:table-cell>
          <table:table-cell table:formula="of:=[.C146]/[.I146]" office:value-type="float" office:value="0.657408764473106" calcext:value-type="float">
            <text:p>0.657408764473106</text:p>
          </table:table-cell>
          <table:table-cell table:formula="of:=[.D146]/[.I146]" office:value-type="float" office:value="0.681920228848695" calcext:value-type="float">
            <text:p>0.681920228848695</text:p>
          </table:table-cell>
          <table:table-cell table:formula="of:=[.E146]/[.I146]" office:value-type="float" office:value="0.687357438685714" calcext:value-type="float">
            <text:p>0.687357438685714</text:p>
          </table:table-cell>
          <table:table-cell table:formula="of:=[.F146]/[.I146]" office:value-type="float" office:value="0.0828015634942278" calcext:value-type="float">
            <text:p>0.082801563494228</text:p>
          </table:table-cell>
          <table:table-cell table:formula="of:=[.G146]/[.I146]" office:value-type="float" office:value="0.154071900220103" calcext:value-type="float">
            <text:p>0.1540719002201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94]/[.B107]" office:value-type="float" office:value="8.21158615443134" calcext:value-type="float">
            <text:p>8.21158615443134</text:p>
          </table:table-cell>
          <table:table-cell table:formula="of:=[.C94]/[.C107]" office:value-type="float" office:value="8.22328976404685" calcext:value-type="float">
            <text:p>8.22328976404685</text:p>
          </table:table-cell>
          <table:table-cell table:formula="of:=[.D94]/[.D107]" office:value-type="float" office:value="8.57107097141232" calcext:value-type="float">
            <text:p>8.57107097141232</text:p>
          </table:table-cell>
          <table:table-cell table:formula="of:=[.E94]/[.E107]" office:value-type="float" office:value="8.62729749599966" calcext:value-type="float">
            <text:p>8.62729749599966</text:p>
          </table:table-cell>
          <table:table-cell table:formula="of:=[.F94]/[.F107]" office:value-type="float" office:value="0.967652839007808" calcext:value-type="float">
            <text:p>0.967652839007808</text:p>
          </table:table-cell>
          <table:table-cell table:formula="of:=[.G94]/[.G107]" office:value-type="float" office:value="1.83444259567388" calcext:value-type="float">
            <text:p>1.8344425956738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47]/[.I147]" office:value-type="float" office:value="0.631660473417796" calcext:value-type="float">
            <text:p>0.631660473417796</text:p>
          </table:table-cell>
          <table:table-cell table:formula="of:=[.C147]/[.I147]" office:value-type="float" office:value="0.632560751080527" calcext:value-type="float">
            <text:p>0.632560751080527</text:p>
          </table:table-cell>
          <table:table-cell table:formula="of:=[.D147]/[.I147]" office:value-type="float" office:value="0.659313151647101" calcext:value-type="float">
            <text:p>0.659313151647101</text:p>
          </table:table-cell>
          <table:table-cell table:formula="of:=[.E147]/[.I147]" office:value-type="float" office:value="0.66363826892305" calcext:value-type="float">
            <text:p>0.66363826892305</text:p>
          </table:table-cell>
          <table:table-cell table:formula="of:=[.F147]/[.I147]" office:value-type="float" office:value="0.0744348337698314" calcext:value-type="float">
            <text:p>0.074434833769831</text:p>
          </table:table-cell>
          <table:table-cell table:formula="of:=[.G147]/[.I147]" office:value-type="float" office:value="0.141110968897991" calcext:value-type="float">
            <text:p>0.14111096889799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94]/[.B108]" office:value-type="float" office:value="8.531223078443" calcext:value-type="float">
            <text:p>8.531223078443</text:p>
          </table:table-cell>
          <table:table-cell table:formula="of:=[.C94]/[.C108]" office:value-type="float" office:value="8.50249668717256" calcext:value-type="float">
            <text:p>8.50249668717256</text:p>
          </table:table-cell>
          <table:table-cell table:formula="of:=[.D94]/[.D108]" office:value-type="float" office:value="8.93013055139813" calcext:value-type="float">
            <text:p>8.93013055139813</text:p>
          </table:table-cell>
          <table:table-cell table:formula="of:=[.E94]/[.E108]" office:value-type="float" office:value="8.98811655909618" calcext:value-type="float">
            <text:p>8.98811655909618</text:p>
          </table:table-cell>
          <table:table-cell table:formula="of:=[.F94]/[.F108]" office:value-type="float" office:value="0.935647886600585" calcext:value-type="float">
            <text:p>0.935647886600585</text:p>
          </table:table-cell>
          <table:table-cell table:formula="of:=[.G94]/[.G108]" office:value-type="float" office:value="1.75784753363229" calcext:value-type="float">
            <text:p>1.757847533632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48]/[.I148]" office:value-type="float" office:value="0.609373077031642" calcext:value-type="float">
            <text:p>0.609373077031642</text:p>
          </table:table-cell>
          <table:table-cell table:formula="of:=[.C148]/[.I148]" office:value-type="float" office:value="0.607321191940897" calcext:value-type="float">
            <text:p>0.607321191940897</text:p>
          </table:table-cell>
          <table:table-cell table:formula="of:=[.D148]/[.I148]" office:value-type="float" office:value="0.637866467957009" calcext:value-type="float">
            <text:p>0.637866467957009</text:p>
          </table:table-cell>
          <table:table-cell table:formula="of:=[.E148]/[.I148]" office:value-type="float" office:value="0.642008325649727" calcext:value-type="float">
            <text:p>0.642008325649727</text:p>
          </table:table-cell>
          <table:table-cell table:formula="of:=[.F148]/[.I148]" office:value-type="float" office:value="0.0668319919000418" calcext:value-type="float">
            <text:p>0.066831991900042</text:p>
          </table:table-cell>
          <table:table-cell table:formula="of:=[.G148]/[.I148]" office:value-type="float" office:value="0.125560538116592" calcext:value-type="float">
            <text:p>0.12556053811659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94]/[.B109]" office:value-type="float" office:value="8.82320292958852" calcext:value-type="float">
            <text:p>8.82320292958852</text:p>
          </table:table-cell>
          <table:table-cell table:formula="of:=[.C94]/[.C109]" office:value-type="float" office:value="8.77931821888762" calcext:value-type="float">
            <text:p>8.77931821888762</text:p>
          </table:table-cell>
          <table:table-cell table:formula="of:=[.D94]/[.D109]" office:value-type="float" office:value="9.27782738553438" calcext:value-type="float">
            <text:p>9.27782738553438</text:p>
          </table:table-cell>
          <table:table-cell table:formula="of:=[.E94]/[.E109]" office:value-type="float" office:value="9.27931343248869" calcext:value-type="float">
            <text:p>9.27931343248869</text:p>
          </table:table-cell>
          <table:table-cell table:formula="of:=[.F94]/[.F109]" office:value-type="float" office:value="0.921404005664576" calcext:value-type="float">
            <text:p>0.921404005664576</text:p>
          </table:table-cell>
          <table:table-cell table:formula="of:=[.G94]/[.G109]" office:value-type="float" office:value="1.71195652173913" calcext:value-type="float">
            <text:p>1.7119565217391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49]/[.I149]" office:value-type="float" office:value="0.588213528639235" calcext:value-type="float">
            <text:p>0.588213528639235</text:p>
          </table:table-cell>
          <table:table-cell table:formula="of:=[.C149]/[.I149]" office:value-type="float" office:value="0.585287881259175" calcext:value-type="float">
            <text:p>0.585287881259175</text:p>
          </table:table-cell>
          <table:table-cell table:formula="of:=[.D149]/[.I149]" office:value-type="float" office:value="0.618521825702292" calcext:value-type="float">
            <text:p>0.618521825702292</text:p>
          </table:table-cell>
          <table:table-cell table:formula="of:=[.E149]/[.I149]" office:value-type="float" office:value="0.618620895499246" calcext:value-type="float">
            <text:p>0.618620895499246</text:p>
          </table:table-cell>
          <table:table-cell table:formula="of:=[.F149]/[.I149]" office:value-type="float" office:value="0.0614269337109718" calcext:value-type="float">
            <text:p>0.061426933710972</text:p>
          </table:table-cell>
          <table:table-cell table:formula="of:=[.G149]/[.I149]" office:value-type="float" office:value="0.114130434782609" calcext:value-type="float">
            <text:p>0.1141304347826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94]/[.B110]" office:value-type="float" office:value="9.10389993758751" calcext:value-type="float">
            <text:p>9.10389993758751</text:p>
          </table:table-cell>
          <table:table-cell table:formula="of:=[.C94]/[.C110]" office:value-type="float" office:value="9.02355384601056" calcext:value-type="float">
            <text:p>9.02355384601056</text:p>
          </table:table-cell>
          <table:table-cell table:formula="of:=[.D94]/[.D110]" office:value-type="float" office:value="9.47296277665996" calcext:value-type="float">
            <text:p>9.47296277665996</text:p>
          </table:table-cell>
          <table:table-cell table:formula="of:=[.E94]/[.E110]" office:value-type="float" office:value="9.58609339147776" calcext:value-type="float">
            <text:p>9.58609339147776</text:p>
          </table:table-cell>
          <table:table-cell table:formula="of:=[.F94]/[.F110]" office:value-type="float" office:value="0.902417277590648" calcext:value-type="float">
            <text:p>0.902417277590648</text:p>
          </table:table-cell>
          <table:table-cell table:formula="of:=[.G94]/[.G110]" office:value-type="float" office:value="1.61990908673493" calcext:value-type="float">
            <text:p>1.619909086734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50]/[.I150]" office:value-type="float" office:value="0.568993746099219" calcext:value-type="float">
            <text:p>0.568993746099219</text:p>
          </table:table-cell>
          <table:table-cell table:formula="of:=[.C150]/[.I150]" office:value-type="float" office:value="0.56397211537566" calcext:value-type="float">
            <text:p>0.56397211537566</text:p>
          </table:table-cell>
          <table:table-cell table:formula="of:=[.D150]/[.I150]" office:value-type="float" office:value="0.592060173541247" calcext:value-type="float">
            <text:p>0.592060173541247</text:p>
          </table:table-cell>
          <table:table-cell table:formula="of:=[.E150]/[.I150]" office:value-type="float" office:value="0.59913083696736" calcext:value-type="float">
            <text:p>0.59913083696736</text:p>
          </table:table-cell>
          <table:table-cell table:formula="of:=[.F150]/[.I150]" office:value-type="float" office:value="0.0564010798494155" calcext:value-type="float">
            <text:p>0.056401079849416</text:p>
          </table:table-cell>
          <table:table-cell table:formula="of:=[.G150]/[.I150]" office:value-type="float" office:value="0.101244317920933" calcext:value-type="float">
            <text:p>0.101244317920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0:36:05.765729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6T23:18:28.373743392</meta:creation-date>
    <dc:date>2020-02-27T01:03:20.353567160</dc:date>
    <meta:editing-duration>PT1H38M40S</meta:editing-duration>
    <meta:editing-cycles>50</meta:editing-cycles>
    <meta:generator>LibreOffice/6.3.4.2.0$Linux_X86_64 LibreOffice_project/30$Build-2</meta:generator>
    <meta:document-statistic meta:table-count="1" meta:cell-count="638" meta:object-count="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5cm" svg:y="0.316cm" chart:style-name="ch2">
          <text:p>Runtime vs Jobs</text:p>
        </chart:title>
        <chart:legend chart:legend-position="end" svg:x="13.915cm" svg:y="2.956cm" style:legend-expansion="high" chart:style-name="ch3"/>
        <chart:plot-area chart:style-name="ch4" table:cell-range-address="Sheet1.A93:Sheet1.G110" chart:data-source-has-labels="both" svg:x="1.331cm" svg:y="1.275cm" svg:width="12.264cm" svg:height="6.564cm">
          <chartooo:coordinate-region svg:x="2.138cm" svg:y="1.474cm" svg:width="11.085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A94:Sheet1.A110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Runtime (seconds)</text:p>
            </chart:title>
            <chart:grid chart:style-name="ch7" chart:class="major"/>
          </chart:axis>
          <chart:series chart:style-name="ch9" chart:values-cell-range-address="Sheet1.B94:Sheet1.B110" chart:label-cell-address="Sheet1.B93:Sheet1.B93" chart:class="chart:line">
            <chart:data-point chart:repeated="17"/>
          </chart:series>
          <chart:series chart:style-name="ch10" chart:values-cell-range-address="Sheet1.C94:Sheet1.C110" chart:label-cell-address="Sheet1.C93:Sheet1.C93" chart:class="chart:line">
            <chart:data-point chart:repeated="17"/>
          </chart:series>
          <chart:series chart:style-name="ch11" chart:values-cell-range-address="Sheet1.D94:Sheet1.D110" chart:label-cell-address="Sheet1.D93:Sheet1.D93" chart:class="chart:line">
            <chart:data-point chart:repeated="17"/>
          </chart:series>
          <chart:series chart:style-name="ch12" chart:values-cell-range-address="Sheet1.E94:Sheet1.E110" chart:label-cell-address="Sheet1.E93:Sheet1.E93" chart:class="chart:line">
            <chart:data-point chart:repeated="17"/>
          </chart:series>
          <chart:series chart:style-name="ch13" chart:values-cell-range-address="Sheet1.F94:Sheet1.F110" chart:label-cell-address="Sheet1.F93:Sheet1.F93" chart:class="chart:line">
            <chart:data-point chart:repeated="17"/>
          </chart:series>
          <chart:series chart:style-name="ch14" chart:values-cell-range-address="Sheet1.G94:Sheet1.G110" chart:label-cell-address="Sheet1.G93:Sheet1.G93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93:Sheet1.B93</svg:desc>
                </draw:g>
              </table:table-cell>
              <table:table-cell office:value-type="string">
                <text:p>lzma</text:p>
                <draw:g>
                  <svg:desc>Sheet1.C93:Sheet1.C93</svg:desc>
                </draw:g>
              </table:table-cell>
              <table:table-cell office:value-type="string">
                <text:p>gzip</text:p>
                <draw:g>
                  <svg:desc>Sheet1.D93:Sheet1.D93</svg:desc>
                </draw:g>
              </table:table-cell>
              <table:table-cell office:value-type="string">
                <text:p>lzo</text:p>
                <draw:g>
                  <svg:desc>Sheet1.E93:Sheet1.E93</svg:desc>
                </draw:g>
              </table:table-cell>
              <table:table-cell office:value-type="string">
                <text:p>LZ4</text:p>
                <draw:g>
                  <svg:desc>Sheet1.F93:Sheet1.F93</svg:desc>
                </draw:g>
              </table:table-cell>
              <table:table-cell office:value-type="string">
                <text:p>zstd</text:p>
                <draw:g>
                  <svg:desc>Sheet1.G93:Sheet1.G9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94:Sheet1.A110</svg:desc>
                </draw:g>
              </table:table-cell>
              <table:table-cell office:value-type="float" office:value="1079.413">
                <text:p>1079.413</text:p>
                <draw:g>
                  <svg:desc>Sheet1.B94:Sheet1.B110</svg:desc>
                </draw:g>
              </table:table-cell>
              <table:table-cell office:value-type="float" office:value="968.868">
                <text:p>968.868</text:p>
                <draw:g>
                  <svg:desc>Sheet1.C94:Sheet1.C110</svg:desc>
                </draw:g>
              </table:table-cell>
              <table:table-cell office:value-type="float" office:value="602.632">
                <text:p>602.632</text:p>
                <draw:g>
                  <svg:desc>Sheet1.D94:Sheet1.D110</svg:desc>
                </draw:g>
              </table:table-cell>
              <table:table-cell office:value-type="float" office:value="797.956">
                <text:p>797.956</text:p>
                <draw:g>
                  <svg:desc>Sheet1.E94:Sheet1.E110</svg:desc>
                </draw:g>
              </table:table-cell>
              <table:table-cell office:value-type="float" office:value="18.218">
                <text:p>18.218</text:p>
                <draw:g>
                  <svg:desc>Sheet1.F94:Sheet1.F110</svg:desc>
                </draw:g>
              </table:table-cell>
              <table:table-cell office:value-type="float" office:value="35.28">
                <text:p>35.28</text:p>
                <draw:g>
                  <svg:desc>Sheet1.G94:Sheet1.G1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81.695">
                <text:p>1081.695</text:p>
              </table:table-cell>
              <table:table-cell office:value-type="float" office:value="962.329">
                <text:p>962.329</text:p>
              </table:table-cell>
              <table:table-cell office:value-type="float" office:value="597.334">
                <text:p>597.334</text:p>
              </table:table-cell>
              <table:table-cell office:value-type="float" office:value="794.374">
                <text:p>794.374</text:p>
              </table:table-cell>
              <table:table-cell office:value-type="float" office:value="16.727">
                <text:p>16.727</text:p>
              </table:table-cell>
              <table:table-cell office:value-type="float" office:value="34.108">
                <text:p>34.1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4.939">
                <text:p>574.939</text:p>
              </table:table-cell>
              <table:table-cell office:value-type="float" office:value="512.806">
                <text:p>512.806</text:p>
              </table:table-cell>
              <table:table-cell office:value-type="float" office:value="312.791">
                <text:p>312.791</text:p>
              </table:table-cell>
              <table:table-cell office:value-type="float" office:value="416.017">
                <text:p>416.017</text:p>
              </table:table-cell>
              <table:table-cell office:value-type="float" office:value="13.161">
                <text:p>13.161</text:p>
              </table:table-cell>
              <table:table-cell office:value-type="float" office:value="21.696">
                <text:p>21.6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7.701">
                <text:p>397.701</text:p>
              </table:table-cell>
              <table:table-cell office:value-type="float" office:value="355.246">
                <text:p>355.246</text:p>
              </table:table-cell>
              <table:table-cell office:value-type="float" office:value="215.409">
                <text:p>215.409</text:p>
              </table:table-cell>
              <table:table-cell office:value-type="float" office:value="290.138">
                <text:p>290.138</text:p>
              </table:table-cell>
              <table:table-cell office:value-type="float" office:value="12.798">
                <text:p>12.798</text:p>
              </table:table-cell>
              <table:table-cell office:value-type="float" office:value="18.265">
                <text:p>18.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7.896">
                <text:p>307.896</text:p>
              </table:table-cell>
              <table:table-cell office:value-type="float" office:value="274.419">
                <text:p>274.419</text:p>
              </table:table-cell>
              <table:table-cell office:value-type="float" office:value="167.108">
                <text:p>167.108</text:p>
              </table:table-cell>
              <table:table-cell office:value-type="float" office:value="223.153">
                <text:p>223.153</text:p>
              </table:table-cell>
              <table:table-cell office:value-type="float" office:value="13.191">
                <text:p>13.191</text:p>
              </table:table-cell>
              <table:table-cell office:value-type="float" office:value="16.885">
                <text:p>16.8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1.593">
                <text:p>251.593</text:p>
              </table:table-cell>
              <table:table-cell office:value-type="float" office:value="224.764">
                <text:p>224.764</text:p>
              </table:table-cell>
              <table:table-cell office:value-type="float" office:value="137.371">
                <text:p>137.371</text:p>
              </table:table-cell>
              <table:table-cell office:value-type="float" office:value="182.429">
                <text:p>182.429</text:p>
              </table:table-cell>
              <table:table-cell office:value-type="float" office:value="14.251">
                <text:p>14.251</text:p>
              </table:table-cell>
              <table:table-cell office:value-type="float" office:value="17.389">
                <text:p>17.3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4.115">
                <text:p>214.115</text:p>
              </table:table-cell>
              <table:table-cell office:value-type="float" office:value="192.032">
                <text:p>192.032</text:p>
              </table:table-cell>
              <table:table-cell office:value-type="float" office:value="117.972">
                <text:p>117.972</text:p>
              </table:table-cell>
              <table:table-cell office:value-type="float" office:value="155.601">
                <text:p>155.601</text:p>
              </table:table-cell>
              <table:table-cell office:value-type="float" office:value="14.824">
                <text:p>14.824</text:p>
              </table:table-cell>
              <table:table-cell office:value-type="float" office:value="17.023">
                <text:p>17.0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7.806">
                <text:p>187.806</text:p>
              </table:table-cell>
              <table:table-cell office:value-type="float" office:value="167.815">
                <text:p>167.815</text:p>
              </table:table-cell>
              <table:table-cell office:value-type="float" office:value="104.661">
                <text:p>104.661</text:p>
              </table:table-cell>
              <table:table-cell office:value-type="float" office:value="136.289">
                <text:p>136.289</text:p>
              </table:table-cell>
              <table:table-cell office:value-type="float" office:value="15.643">
                <text:p>15.643</text:p>
              </table:table-cell>
              <table:table-cell office:value-type="float" office:value="17.676">
                <text:p>17.6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7.589">
                <text:p>167.589</text:p>
              </table:table-cell>
              <table:table-cell office:value-type="float" office:value="150.433">
                <text:p>150.433</text:p>
              </table:table-cell>
              <table:table-cell office:value-type="float" office:value="93.865">
                <text:p>93.865</text:p>
              </table:table-cell>
              <table:table-cell office:value-type="float" office:value="121.389">
                <text:p>121.389</text:p>
              </table:table-cell>
              <table:table-cell office:value-type="float" office:value="16.262">
                <text:p>16.262</text:p>
              </table:table-cell>
              <table:table-cell office:value-type="float" office:value="17.524">
                <text:p>17.5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8.737">
                <text:p>158.737</text:p>
              </table:table-cell>
              <table:table-cell office:value-type="float" office:value="142.159">
                <text:p>142.159</text:p>
              </table:table-cell>
              <table:table-cell office:value-type="float" office:value="87.477">
                <text:p>87.477</text:p>
              </table:table-cell>
              <table:table-cell office:value-type="float" office:value="113.976">
                <text:p>113.976</text:p>
              </table:table-cell>
              <table:table-cell office:value-type="float" office:value="16.887">
                <text:p>16.887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.942">
                <text:p>150.942</text:p>
              </table:table-cell>
              <table:table-cell office:value-type="float" office:value="134.427">
                <text:p>134.427</text:p>
              </table:table-cell>
              <table:table-cell office:value-type="float" office:value="82.424">
                <text:p>82.424</text:p>
              </table:table-cell>
              <table:table-cell office:value-type="float" office:value="107.411">
                <text:p>107.411</text:p>
              </table:table-cell>
              <table:table-cell office:value-type="float" office:value="17.316">
                <text:p>17.316</text:p>
              </table:table-cell>
              <table:table-cell office:value-type="float" office:value="18.497">
                <text:p>18.4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3.512">
                <text:p>143.512</text:p>
              </table:table-cell>
              <table:table-cell office:value-type="float" office:value="128.47">
                <text:p>128.47</text:p>
              </table:table-cell>
              <table:table-cell office:value-type="float" office:value="77.419">
                <text:p>77.419</text:p>
              </table:table-cell>
              <table:table-cell office:value-type="float" office:value="101.965">
                <text:p>101.965</text:p>
              </table:table-cell>
              <table:table-cell office:value-type="float" office:value="17.759">
                <text:p>17.759</text:p>
              </table:table-cell>
              <table:table-cell office:value-type="float" office:value="18.831">
                <text:p>18.8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7.083">
                <text:p>137.083</text:p>
              </table:table-cell>
              <table:table-cell office:value-type="float" office:value="122.814">
                <text:p>122.814</text:p>
              </table:table-cell>
              <table:table-cell office:value-type="float" office:value="73.644">
                <text:p>73.644</text:p>
              </table:table-cell>
              <table:table-cell office:value-type="float" office:value="96.742">
                <text:p>96.742</text:p>
              </table:table-cell>
              <table:table-cell office:value-type="float" office:value="18.335">
                <text:p>18.335</text:p>
              </table:table-cell>
              <table:table-cell office:value-type="float" office:value="19.082">
                <text:p>19.0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1.45">
                <text:p>131.45</text:p>
              </table:table-cell>
              <table:table-cell office:value-type="float" office:value="117.82">
                <text:p>117.82</text:p>
              </table:table-cell>
              <table:table-cell office:value-type="float" office:value="70.31">
                <text:p>70.31</text:p>
              </table:table-cell>
              <table:table-cell office:value-type="float" office:value="92.492">
                <text:p>92.492</text:p>
              </table:table-cell>
              <table:table-cell office:value-type="float" office:value="18.827">
                <text:p>18.827</text:p>
              </table:table-cell>
              <table:table-cell office:value-type="float" office:value="19.232">
                <text:p>19.2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.525">
                <text:p>126.525</text:p>
              </table:table-cell>
              <table:table-cell office:value-type="float" office:value="113.951">
                <text:p>113.951</text:p>
              </table:table-cell>
              <table:table-cell office:value-type="float" office:value="67.483">
                <text:p>67.483</text:p>
              </table:table-cell>
              <table:table-cell office:value-type="float" office:value="88.779">
                <text:p>88.779</text:p>
              </table:table-cell>
              <table:table-cell office:value-type="float" office:value="19.471">
                <text:p>19.47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2.338">
                <text:p>122.338</text:p>
              </table:table-cell>
              <table:table-cell office:value-type="float" office:value="110.358">
                <text:p>110.358</text:p>
              </table:table-cell>
              <table:table-cell office:value-type="float" office:value="64.954">
                <text:p>64.954</text:p>
              </table:table-cell>
              <table:table-cell office:value-type="float" office:value="85.993">
                <text:p>85.993</text:p>
              </table:table-cell>
              <table:table-cell office:value-type="float" office:value="19.772">
                <text:p>19.772</text:p>
              </table:table-cell>
              <table:table-cell office:value-type="float" office:value="20.608">
                <text:p>20.6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8.566">
                <text:p>118.566</text:p>
              </table:table-cell>
              <table:table-cell office:value-type="float" office:value="107.371">
                <text:p>107.371</text:p>
              </table:table-cell>
              <table:table-cell office:value-type="float" office:value="63.616">
                <text:p>63.616</text:p>
              </table:table-cell>
              <table:table-cell office:value-type="float" office:value="83.241">
                <text:p>83.241</text:p>
              </table:table-cell>
              <table:table-cell office:value-type="float" office:value="20.188">
                <text:p>20.188</text:p>
              </table:table-cell>
              <table:table-cell office:value-type="float" office:value="21.779">
                <text:p>21.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Relative Speedup vs Jobs</text:p>
        </chart:title>
        <chart:legend chart:legend-position="end" svg:x="13.915cm" svg:y="2.956cm" style:legend-expansion="high" chart:style-name="ch3"/>
        <chart:plot-area chart:style-name="ch4" table:cell-range-address="Sheet1.A114:Sheet1.G130" chart:data-source-has-labels="both" svg:x="1.331cm" svg:y="1.275cm" svg:width="12.264cm" svg:height="6.564cm">
          <chartooo:coordinate-region svg:x="1.767cm" svg:y="1.474cm" svg:width="11.456cm" svg:height="5.718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A115:Sheet1.A130"/>
            <chart:grid chart:style-name="ch7" chart:class="major"/>
          </chart:axis>
          <chart:axis chart:dimension="y" chart:name="primary-y" chart:style-name="ch5">
            <chart:title svg:x="0.451cm" svg:y="5.911cm" chart:style-name="ch8">
              <text:p>Relative Speedup</text:p>
            </chart:title>
            <chart:grid chart:style-name="ch7" chart:class="major"/>
          </chart:axis>
          <chart:series chart:style-name="ch9" chart:values-cell-range-address="Sheet1.B115:Sheet1.B130" chart:label-cell-address="Sheet1.B114:Sheet1.B114" chart:class="chart:line">
            <chart:data-point chart:repeated="16"/>
          </chart:series>
          <chart:series chart:style-name="ch10" chart:values-cell-range-address="Sheet1.C115:Sheet1.C130" chart:label-cell-address="Sheet1.C114:Sheet1.C114" chart:class="chart:line">
            <chart:data-point chart:repeated="16"/>
          </chart:series>
          <chart:series chart:style-name="ch11" chart:values-cell-range-address="Sheet1.D115:Sheet1.D130" chart:label-cell-address="Sheet1.D114:Sheet1.D114" chart:class="chart:line">
            <chart:data-point chart:repeated="16"/>
          </chart:series>
          <chart:series chart:style-name="ch12" chart:values-cell-range-address="Sheet1.E115:Sheet1.E130" chart:label-cell-address="Sheet1.E114:Sheet1.E114" chart:class="chart:line">
            <chart:data-point chart:repeated="16"/>
          </chart:series>
          <chart:series chart:style-name="ch13" chart:values-cell-range-address="Sheet1.F115:Sheet1.F130" chart:label-cell-address="Sheet1.F114:Sheet1.F114" chart:class="chart:line">
            <chart:data-point chart:repeated="16"/>
          </chart:series>
          <chart:series chart:style-name="ch14" chart:values-cell-range-address="Sheet1.G115:Sheet1.G130" chart:label-cell-address="Sheet1.G114:Sheet1.G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114:Sheet1.B114</svg:desc>
                </draw:g>
              </table:table-cell>
              <table:table-cell office:value-type="string">
                <text:p>lzma</text:p>
                <draw:g>
                  <svg:desc>Sheet1.C114:Sheet1.C114</svg:desc>
                </draw:g>
              </table:table-cell>
              <table:table-cell office:value-type="string">
                <text:p>gzip</text:p>
                <draw:g>
                  <svg:desc>Sheet1.D114:Sheet1.D114</svg:desc>
                </draw:g>
              </table:table-cell>
              <table:table-cell office:value-type="string">
                <text:p>lzo</text:p>
                <draw:g>
                  <svg:desc>Sheet1.E114:Sheet1.E114</svg:desc>
                </draw:g>
              </table:table-cell>
              <table:table-cell office:value-type="string">
                <text:p>LZ4</text:p>
                <draw:g>
                  <svg:desc>Sheet1.F114:Sheet1.F114</svg:desc>
                </draw:g>
              </table:table-cell>
              <table:table-cell office:value-type="string">
                <text:p>zstd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5:Sheet1.A130</svg:desc>
                </draw:g>
              </table:table-cell>
              <table:table-cell office:value-type="float" office:value="1">
                <text:p>1</text:p>
                <draw:g>
                  <svg:desc>Sheet1.B115:Sheet1.B130</svg:desc>
                </draw:g>
              </table:table-cell>
              <table:table-cell office:value-type="float" office:value="1">
                <text:p>1</text:p>
                <draw:g>
                  <svg:desc>Sheet1.C115:Sheet1.C130</svg:desc>
                </draw:g>
              </table:table-cell>
              <table:table-cell office:value-type="float" office:value="1">
                <text:p>1</text:p>
                <draw:g>
                  <svg:desc>Sheet1.D115:Sheet1.D130</svg:desc>
                </draw:g>
              </table:table-cell>
              <table:table-cell office:value-type="float" office:value="1">
                <text:p>1</text:p>
                <draw:g>
                  <svg:desc>Sheet1.E115:Sheet1.E130</svg:desc>
                </draw:g>
              </table:table-cell>
              <table:table-cell office:value-type="float" office:value="1">
                <text:p>1</text:p>
                <draw:g>
                  <svg:desc>Sheet1.F115:Sheet1.F130</svg:desc>
                </draw:g>
              </table:table-cell>
              <table:table-cell office:value-type="float" office:value="1">
                <text:p>1</text:p>
                <draw:g>
                  <svg:desc>Sheet1.G115:Sheet1.G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8140828853148">
                <text:p>1.88140828853148</text:p>
              </table:table-cell>
              <table:table-cell office:value-type="float" office:value="1.87659465762881">
                <text:p>1.87659465762881</text:p>
              </table:table-cell>
              <table:table-cell office:value-type="float" office:value="1.90969049620993">
                <text:p>1.90969049620993</text:p>
              </table:table-cell>
              <table:table-cell office:value-type="float" office:value="1.9094748531911">
                <text:p>1.9094748531911</text:p>
              </table:table-cell>
              <table:table-cell office:value-type="float" office:value="1.27095205531495">
                <text:p>1.27095205531495</text:p>
              </table:table-cell>
              <table:table-cell office:value-type="float" office:value="1.57208702064897">
                <text:p>1.57208702064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986995255229">
                <text:p>2.71986995255229</text:p>
              </table:table-cell>
              <table:table-cell office:value-type="float" office:value="2.70890875618585">
                <text:p>2.70890875618585</text:p>
              </table:table-cell>
              <table:table-cell office:value-type="float" office:value="2.77302248281177">
                <text:p>2.77302248281177</text:p>
              </table:table-cell>
              <table:table-cell office:value-type="float" office:value="2.73791781841744">
                <text:p>2.73791781841744</text:p>
              </table:table-cell>
              <table:table-cell office:value-type="float" office:value="1.30700109392093">
                <text:p>1.30700109392093</text:p>
              </table:table-cell>
              <table:table-cell office:value-type="float" office:value="1.86739666027922">
                <text:p>1.867396660279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1318302283888">
                <text:p>3.51318302283888</text:p>
              </table:table-cell>
              <table:table-cell office:value-type="float" office:value="3.50678706649321">
                <text:p>3.50678706649321</text:p>
              </table:table-cell>
              <table:table-cell office:value-type="float" office:value="3.57453862172966">
                <text:p>3.57453862172966</text:p>
              </table:table-cell>
              <table:table-cell office:value-type="float" office:value="3.55977289124502">
                <text:p>3.55977289124502</text:p>
              </table:table-cell>
              <table:table-cell office:value-type="float" office:value="1.26806155712228">
                <text:p>1.26806155712228</text:p>
              </table:table-cell>
              <table:table-cell office:value-type="float" office:value="2.02001776724904">
                <text:p>2.020017767249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9938432309325">
                <text:p>4.29938432309325</text:p>
              </table:table-cell>
              <table:table-cell office:value-type="float" office:value="4.2815086045808">
                <text:p>4.2815086045808</text:p>
              </table:table-cell>
              <table:table-cell office:value-type="float" office:value="4.34832679386479">
                <text:p>4.34832679386479</text:p>
              </table:table-cell>
              <table:table-cell office:value-type="float" office:value="4.35442829813242">
                <text:p>4.35442829813242</text:p>
              </table:table-cell>
              <table:table-cell office:value-type="float" office:value="1.17374219353028">
                <text:p>1.17374219353028</text:p>
              </table:table-cell>
              <table:table-cell office:value-type="float" office:value="1.96146989476106">
                <text:p>1.96146989476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5193470798403">
                <text:p>5.05193470798403</text:p>
              </table:table-cell>
              <table:table-cell office:value-type="float" office:value="5.01129499250125">
                <text:p>5.01129499250125</text:p>
              </table:table-cell>
              <table:table-cell office:value-type="float" office:value="5.06335401620724">
                <text:p>5.06335401620724</text:p>
              </table:table-cell>
              <table:table-cell office:value-type="float" office:value="5.10519855270853">
                <text:p>5.10519855270853</text:p>
              </table:table-cell>
              <table:table-cell office:value-type="float" office:value="1.12837290879655">
                <text:p>1.12837290879655</text:p>
              </table:table-cell>
              <table:table-cell office:value-type="float" office:value="2.00364213123421">
                <text:p>2.003642131234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5964026708412">
                <text:p>5.75964026708412</text:p>
              </table:table-cell>
              <table:table-cell office:value-type="float" office:value="5.73446354616691">
                <text:p>5.73446354616691</text:p>
              </table:table-cell>
              <table:table-cell office:value-type="float" office:value="5.70732173397923">
                <text:p>5.70732173397923</text:p>
              </table:table-cell>
              <table:table-cell office:value-type="float" office:value="5.82859952013736">
                <text:p>5.82859952013736</text:p>
              </table:table-cell>
              <table:table-cell office:value-type="float" office:value="1.06929617081123">
                <text:p>1.06929617081123</text:p>
              </table:table-cell>
              <table:table-cell office:value-type="float" office:value="1.9296220864449">
                <text:p>1.92962208644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5445106779085">
                <text:p>6.45445106779085</text:p>
              </table:table-cell>
              <table:table-cell office:value-type="float" office:value="6.39706048539882">
                <text:p>6.39706048539882</text:p>
              </table:table-cell>
              <table:table-cell office:value-type="float" office:value="6.36375645874394">
                <text:p>6.36375645874394</text:p>
              </table:table-cell>
              <table:table-cell office:value-type="float" office:value="6.54403611529875">
                <text:p>6.54403611529875</text:p>
              </table:table-cell>
              <table:table-cell office:value-type="float" office:value="1.02859426884762">
                <text:p>1.02859426884762</text:p>
              </table:table-cell>
              <table:table-cell office:value-type="float" office:value="1.94635927870349">
                <text:p>1.946359278703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1438480001512">
                <text:p>6.81438480001512</text:p>
              </table:table-cell>
              <table:table-cell office:value-type="float" office:value="6.76938498441886">
                <text:p>6.76938498441886</text:p>
              </table:table-cell>
              <table:table-cell office:value-type="float" office:value="6.82846919761766">
                <text:p>6.82846919761766</text:p>
              </table:table-cell>
              <table:table-cell office:value-type="float" office:value="6.96966027935706">
                <text:p>6.96966027935706</text:p>
              </table:table-cell>
              <table:table-cell office:value-type="float" office:value="0.990525256114171">
                <text:p>0.990525256114171</text:p>
              </table:table-cell>
              <table:table-cell office:value-type="float" office:value="1.88337934842628">
                <text:p>1.883379348426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6629566323488">
                <text:p>7.16629566323488</text:p>
              </table:table-cell>
              <table:table-cell office:value-type="float" office:value="7.15874787059147">
                <text:p>7.15874787059147</text:p>
              </table:table-cell>
              <table:table-cell office:value-type="float" office:value="7.24708822673008">
                <text:p>7.24708822673008</text:p>
              </table:table-cell>
              <table:table-cell office:value-type="float" office:value="7.39564849037808">
                <text:p>7.39564849037808</text:p>
              </table:table-cell>
              <table:table-cell office:value-type="float" office:value="0.965985215985216">
                <text:p>0.965985215985216</text:p>
              </table:table-cell>
              <table:table-cell office:value-type="float" office:value="1.84397469859977">
                <text:p>1.843974698599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3731395284018">
                <text:p>7.53731395284018</text:p>
              </table:table-cell>
              <table:table-cell office:value-type="float" office:value="7.49069043356426">
                <text:p>7.49069043356426</text:p>
              </table:table-cell>
              <table:table-cell office:value-type="float" office:value="7.71559952983118">
                <text:p>7.71559952983118</text:p>
              </table:table-cell>
              <table:table-cell office:value-type="float" office:value="7.79065365566616">
                <text:p>7.79065365566616</text:p>
              </table:table-cell>
              <table:table-cell office:value-type="float" office:value="0.941888619854722">
                <text:p>0.941888619854722</text:p>
              </table:table-cell>
              <table:table-cell office:value-type="float" office:value="1.81126865275344">
                <text:p>1.811268652753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89080338189272">
                <text:p>7.89080338189272</text:p>
              </table:table-cell>
              <table:table-cell office:value-type="float" office:value="7.83566205807156">
                <text:p>7.83566205807156</text:p>
              </table:table-cell>
              <table:table-cell office:value-type="float" office:value="8.11110205855195">
                <text:p>8.11110205855195</text:p>
              </table:table-cell>
              <table:table-cell office:value-type="float" office:value="8.21126294680697">
                <text:p>8.21126294680697</text:p>
              </table:table-cell>
              <table:table-cell office:value-type="float" office:value="0.912298881919825">
                <text:p>0.912298881919825</text:p>
              </table:table-cell>
              <table:table-cell office:value-type="float" office:value="1.78744366418614">
                <text:p>1.787443664186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22894636744009">
                <text:p>8.22894636744009</text:p>
              </table:table-cell>
              <table:table-cell office:value-type="float" office:value="8.16778984892208">
                <text:p>8.16778984892208</text:p>
              </table:table-cell>
              <table:table-cell office:value-type="float" office:value="8.49571895889632">
                <text:p>8.49571895889632</text:p>
              </table:table-cell>
              <table:table-cell office:value-type="float" office:value="8.5885698222549">
                <text:p>8.5885698222549</text:p>
              </table:table-cell>
              <table:table-cell office:value-type="float" office:value="0.888458065544165">
                <text:p>0.888458065544165</text:p>
              </table:table-cell>
              <table:table-cell office:value-type="float" office:value="1.77350249584027">
                <text:p>1.773502495840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54925903971547">
                <text:p>8.54925903971547</text:p>
              </table:table-cell>
              <table:table-cell office:value-type="float" office:value="8.44511237286202">
                <text:p>8.44511237286202</text:p>
              </table:table-cell>
              <table:table-cell office:value-type="float" office:value="8.85162188995747">
                <text:p>8.85162188995747</text:p>
              </table:table-cell>
              <table:table-cell office:value-type="float" office:value="8.94776917964834">
                <text:p>8.94776917964834</text:p>
              </table:table-cell>
              <table:table-cell office:value-type="float" office:value="0.859072466745416">
                <text:p>0.859072466745416</text:p>
              </table:table-cell>
              <table:table-cell office:value-type="float" office:value="1.699451918286">
                <text:p>1.699451918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84185616897448">
                <text:p>8.84185616897448</text:p>
              </table:table-cell>
              <table:table-cell office:value-type="float" office:value="8.72006560466844">
                <text:p>8.72006560466844</text:p>
              </table:table-cell>
              <table:table-cell office:value-type="float" office:value="9.19626197000955">
                <text:p>9.19626197000955</text:p>
              </table:table-cell>
              <table:table-cell office:value-type="float" office:value="9.2376588792111">
                <text:p>9.2376588792111</text:p>
              </table:table-cell>
              <table:table-cell office:value-type="float" office:value="0.845994335423832">
                <text:p>0.845994335423832</text:p>
              </table:table-cell>
              <table:table-cell office:value-type="float" office:value="1.65508540372671">
                <text:p>1.655085403726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2314660189262">
                <text:p>9.12314660189262</text:p>
              </table:table-cell>
              <table:table-cell office:value-type="float" office:value="8.96265285784802">
                <text:p>8.96265285784802</text:p>
              </table:table-cell>
              <table:table-cell office:value-type="float" office:value="9.38968184104628">
                <text:p>9.38968184104628</text:p>
              </table:table-cell>
              <table:table-cell office:value-type="float" office:value="9.54306171237731">
                <text:p>9.54306171237731</text:p>
              </table:table-cell>
              <table:table-cell office:value-type="float" office:value="0.828561521696057">
                <text:p>0.828561521696057</text:p>
              </table:table-cell>
              <table:table-cell office:value-type="float" office:value="1.56609578033886">
                <text:p>1.56609578033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Relative Efficiency vs Jobs</text:p>
        </chart:title>
        <chart:legend chart:legend-position="end" svg:x="13.915cm" svg:y="2.956cm" style:legend-expansion="high" chart:style-name="ch3"/>
        <chart:plot-area chart:style-name="ch4" table:cell-range-address="Sheet1.I114:Sheet1.O130" chart:data-source-has-labels="both" svg:x="1.331cm" svg:y="1.275cm" svg:width="12.264cm" svg:height="6.564cm">
          <chartooo:coordinate-region svg:x="2.058cm" svg:y="1.475cm" svg:width="11.351cm" svg:height="5.717cm"/>
          <chart:axis chart:dimension="x" chart:name="primary-x" chart:style-name="ch5" chartooo:axis-type="auto">
            <chartooo:date-scale/>
            <chart:title svg:x="6.268cm" svg:y="8.019cm" chart:style-name="ch6">
              <text:p>Number of Jobs</text:p>
            </chart:title>
            <chart:categories table:cell-range-address="Sheet1.I115:Sheet1.I130"/>
            <chart:grid chart:style-name="ch7" chart:class="major"/>
          </chart:axis>
          <chart:axis chart:dimension="y" chart:name="primary-y" chart:style-name="ch5">
            <chart:title svg:x="0.451cm" svg:y="5.937cm" chart:style-name="ch8">
              <text:p>Relative Efficiency</text:p>
            </chart:title>
            <chart:grid chart:style-name="ch7" chart:class="major"/>
          </chart:axis>
          <chart:series chart:style-name="ch9" chart:values-cell-range-address="Sheet1.J115:Sheet1.J130" chart:label-cell-address="Sheet1.J114:Sheet1.J114" chart:class="chart:line">
            <chart:data-point chart:repeated="16"/>
          </chart:series>
          <chart:series chart:style-name="ch10" chart:values-cell-range-address="Sheet1.K115:Sheet1.K130" chart:label-cell-address="Sheet1.K114:Sheet1.K114" chart:class="chart:line">
            <chart:data-point chart:repeated="16"/>
          </chart:series>
          <chart:series chart:style-name="ch11" chart:values-cell-range-address="Sheet1.L115:Sheet1.L130" chart:label-cell-address="Sheet1.L114:Sheet1.L114" chart:class="chart:line">
            <chart:data-point chart:repeated="16"/>
          </chart:series>
          <chart:series chart:style-name="ch12" chart:values-cell-range-address="Sheet1.M115:Sheet1.M130" chart:label-cell-address="Sheet1.M114:Sheet1.M114" chart:class="chart:line">
            <chart:data-point chart:repeated="16"/>
          </chart:series>
          <chart:series chart:style-name="ch13" chart:values-cell-range-address="Sheet1.N115:Sheet1.N130" chart:label-cell-address="Sheet1.N114:Sheet1.N114" chart:class="chart:line">
            <chart:data-point chart:repeated="16"/>
          </chart:series>
          <chart:series chart:style-name="ch14" chart:values-cell-range-address="Sheet1.O115:Sheet1.O130" chart:label-cell-address="Sheet1.O114:Sheet1.O11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J114:Sheet1.J114</svg:desc>
                </draw:g>
              </table:table-cell>
              <table:table-cell office:value-type="string">
                <text:p>lzma</text:p>
                <draw:g>
                  <svg:desc>Sheet1.K114:Sheet1.K114</svg:desc>
                </draw:g>
              </table:table-cell>
              <table:table-cell office:value-type="string">
                <text:p>gzip</text:p>
                <draw:g>
                  <svg:desc>Sheet1.L114:Sheet1.L114</svg:desc>
                </draw:g>
              </table:table-cell>
              <table:table-cell office:value-type="string">
                <text:p>lzo</text:p>
                <draw:g>
                  <svg:desc>Sheet1.M114:Sheet1.M114</svg:desc>
                </draw:g>
              </table:table-cell>
              <table:table-cell office:value-type="string">
                <text:p>LZ4</text:p>
                <draw:g>
                  <svg:desc>Sheet1.N114:Sheet1.N114</svg:desc>
                </draw:g>
              </table:table-cell>
              <table:table-cell office:value-type="string">
                <text:p>zstd</text:p>
                <draw:g>
                  <svg:desc>Sheet1.O114:Sheet1.O1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15:Sheet1.I130</svg:desc>
                </draw:g>
              </table:table-cell>
              <table:table-cell office:value-type="float" office:value="1">
                <text:p>1</text:p>
                <draw:g>
                  <svg:desc>Sheet1.J115:Sheet1.J130</svg:desc>
                </draw:g>
              </table:table-cell>
              <table:table-cell office:value-type="float" office:value="1">
                <text:p>1</text:p>
                <draw:g>
                  <svg:desc>Sheet1.K115:Sheet1.K130</svg:desc>
                </draw:g>
              </table:table-cell>
              <table:table-cell office:value-type="float" office:value="1">
                <text:p>1</text:p>
                <draw:g>
                  <svg:desc>Sheet1.L115:Sheet1.L130</svg:desc>
                </draw:g>
              </table:table-cell>
              <table:table-cell office:value-type="float" office:value="1">
                <text:p>1</text:p>
                <draw:g>
                  <svg:desc>Sheet1.M115:Sheet1.M130</svg:desc>
                </draw:g>
              </table:table-cell>
              <table:table-cell office:value-type="float" office:value="1">
                <text:p>1</text:p>
                <draw:g>
                  <svg:desc>Sheet1.N115:Sheet1.N130</svg:desc>
                </draw:g>
              </table:table-cell>
              <table:table-cell office:value-type="float" office:value="1">
                <text:p>1</text:p>
                <draw:g>
                  <svg:desc>Sheet1.O115:Sheet1.O13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070414426574">
                <text:p>0.94070414426574</text:p>
              </table:table-cell>
              <table:table-cell office:value-type="float" office:value="0.938297328814405">
                <text:p>0.938297328814405</text:p>
              </table:table-cell>
              <table:table-cell office:value-type="float" office:value="0.954845248104965">
                <text:p>0.954845248104965</text:p>
              </table:table-cell>
              <table:table-cell office:value-type="float" office:value="0.954737426595548">
                <text:p>0.954737426595548</text:p>
              </table:table-cell>
              <table:table-cell office:value-type="float" office:value="0.635476027657473">
                <text:p>0.635476027657473</text:p>
              </table:table-cell>
              <table:table-cell office:value-type="float" office:value="0.786043510324484">
                <text:p>0.7860435103244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6623317517431">
                <text:p>0.906623317517431</text:p>
              </table:table-cell>
              <table:table-cell office:value-type="float" office:value="0.902969585395285">
                <text:p>0.902969585395285</text:p>
              </table:table-cell>
              <table:table-cell office:value-type="float" office:value="0.924340827603923">
                <text:p>0.924340827603923</text:p>
              </table:table-cell>
              <table:table-cell office:value-type="float" office:value="0.912639272805814">
                <text:p>0.912639272805814</text:p>
              </table:table-cell>
              <table:table-cell office:value-type="float" office:value="0.435667031306975">
                <text:p>0.435667031306975</text:p>
              </table:table-cell>
              <table:table-cell office:value-type="float" office:value="0.622465553426407">
                <text:p>0.6224655534264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829575570972">
                <text:p>0.87829575570972</text:p>
              </table:table-cell>
              <table:table-cell office:value-type="float" office:value="0.876696766623302">
                <text:p>0.876696766623302</text:p>
              </table:table-cell>
              <table:table-cell office:value-type="float" office:value="0.893634655432415">
                <text:p>0.893634655432415</text:p>
              </table:table-cell>
              <table:table-cell office:value-type="float" office:value="0.889943222811255">
                <text:p>0.889943222811255</text:p>
              </table:table-cell>
              <table:table-cell office:value-type="float" office:value="0.31701538928057">
                <text:p>0.31701538928057</text:p>
              </table:table-cell>
              <table:table-cell office:value-type="float" office:value="0.505004441812259">
                <text:p>0.5050044418122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987686461865">
                <text:p>0.85987686461865</text:p>
              </table:table-cell>
              <table:table-cell office:value-type="float" office:value="0.856301720916161">
                <text:p>0.856301720916161</text:p>
              </table:table-cell>
              <table:table-cell office:value-type="float" office:value="0.869665358772958">
                <text:p>0.869665358772958</text:p>
              </table:table-cell>
              <table:table-cell office:value-type="float" office:value="0.870885659626485">
                <text:p>0.870885659626485</text:p>
              </table:table-cell>
              <table:table-cell office:value-type="float" office:value="0.234748438706056">
                <text:p>0.234748438706056</text:p>
              </table:table-cell>
              <table:table-cell office:value-type="float" office:value="0.392293978952211">
                <text:p>0.3922939789522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1989117997338">
                <text:p>0.841989117997338</text:p>
              </table:table-cell>
              <table:table-cell office:value-type="float" office:value="0.835215832083541">
                <text:p>0.835215832083541</text:p>
              </table:table-cell>
              <table:table-cell office:value-type="float" office:value="0.843892336034539">
                <text:p>0.843892336034539</text:p>
              </table:table-cell>
              <table:table-cell office:value-type="float" office:value="0.850866425451422">
                <text:p>0.850866425451422</text:p>
              </table:table-cell>
              <table:table-cell office:value-type="float" office:value="0.188062151466091">
                <text:p>0.188062151466091</text:p>
              </table:table-cell>
              <table:table-cell office:value-type="float" office:value="0.333940355205702">
                <text:p>0.3339403552057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2805752440588">
                <text:p>0.822805752440588</text:p>
              </table:table-cell>
              <table:table-cell office:value-type="float" office:value="0.819209078023844">
                <text:p>0.819209078023844</text:p>
              </table:table-cell>
              <table:table-cell office:value-type="float" office:value="0.815331676282747">
                <text:p>0.815331676282747</text:p>
              </table:table-cell>
              <table:table-cell office:value-type="float" office:value="0.832657074305337">
                <text:p>0.832657074305337</text:p>
              </table:table-cell>
              <table:table-cell office:value-type="float" office:value="0.152756595830175">
                <text:p>0.152756595830175</text:p>
              </table:table-cell>
              <table:table-cell office:value-type="float" office:value="0.275660298063557">
                <text:p>0.2756602980635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6806383473856">
                <text:p>0.806806383473856</text:p>
              </table:table-cell>
              <table:table-cell office:value-type="float" office:value="0.799632560674852">
                <text:p>0.799632560674852</text:p>
              </table:table-cell>
              <table:table-cell office:value-type="float" office:value="0.795469557342993">
                <text:p>0.795469557342993</text:p>
              </table:table-cell>
              <table:table-cell office:value-type="float" office:value="0.818004514412344">
                <text:p>0.818004514412344</text:p>
              </table:table-cell>
              <table:table-cell office:value-type="float" office:value="0.128574283605953">
                <text:p>0.128574283605953</text:p>
              </table:table-cell>
              <table:table-cell office:value-type="float" office:value="0.243294909837936">
                <text:p>0.2432949098379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7153866668347">
                <text:p>0.757153866668347</text:p>
              </table:table-cell>
              <table:table-cell office:value-type="float" office:value="0.752153887157651">
                <text:p>0.752153887157651</text:p>
              </table:table-cell>
              <table:table-cell office:value-type="float" office:value="0.758718799735296">
                <text:p>0.758718799735296</text:p>
              </table:table-cell>
              <table:table-cell office:value-type="float" office:value="0.77440669770634">
                <text:p>0.77440669770634</text:p>
              </table:table-cell>
              <table:table-cell office:value-type="float" office:value="0.110058361790463">
                <text:p>0.110058361790463</text:p>
              </table:table-cell>
              <table:table-cell office:value-type="float" office:value="0.209264372047365">
                <text:p>0.2092643720473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6629566323488">
                <text:p>0.716629566323488</text:p>
              </table:table-cell>
              <table:table-cell office:value-type="float" office:value="0.715874787059147">
                <text:p>0.715874787059147</text:p>
              </table:table-cell>
              <table:table-cell office:value-type="float" office:value="0.724708822673008">
                <text:p>0.724708822673008</text:p>
              </table:table-cell>
              <table:table-cell office:value-type="float" office:value="0.739564849037808">
                <text:p>0.739564849037808</text:p>
              </table:table-cell>
              <table:table-cell office:value-type="float" office:value="0.0965985215985216">
                <text:p>0.0965985215985216</text:p>
              </table:table-cell>
              <table:table-cell office:value-type="float" office:value="0.184397469859977">
                <text:p>0.1843974698599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5210359349107">
                <text:p>0.685210359349107</text:p>
              </table:table-cell>
              <table:table-cell office:value-type="float" office:value="0.680971857596751">
                <text:p>0.680971857596751</text:p>
              </table:table-cell>
              <table:table-cell office:value-type="float" office:value="0.701418139075562">
                <text:p>0.701418139075562</text:p>
              </table:table-cell>
              <table:table-cell office:value-type="float" office:value="0.708241241424196">
                <text:p>0.708241241424196</text:p>
              </table:table-cell>
              <table:table-cell office:value-type="float" office:value="0.0856262381686111">
                <text:p>0.0856262381686111</text:p>
              </table:table-cell>
              <table:table-cell office:value-type="float" office:value="0.164660786613949">
                <text:p>0.1646607866139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756694849106">
                <text:p>0.65756694849106</text:p>
              </table:table-cell>
              <table:table-cell office:value-type="float" office:value="0.65297183817263">
                <text:p>0.65297183817263</text:p>
              </table:table-cell>
              <table:table-cell office:value-type="float" office:value="0.675925171545996">
                <text:p>0.675925171545996</text:p>
              </table:table-cell>
              <table:table-cell office:value-type="float" office:value="0.684271912233914">
                <text:p>0.684271912233914</text:p>
              </table:table-cell>
              <table:table-cell office:value-type="float" office:value="0.0760249068266521">
                <text:p>0.0760249068266521</text:p>
              </table:table-cell>
              <table:table-cell office:value-type="float" office:value="0.148953638682179">
                <text:p>0.1489536386821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995874418469">
                <text:p>0.632995874418469</text:p>
              </table:table-cell>
              <table:table-cell office:value-type="float" office:value="0.62829152684016">
                <text:p>0.62829152684016</text:p>
              </table:table-cell>
              <table:table-cell office:value-type="float" office:value="0.653516842992024">
                <text:p>0.653516842992024</text:p>
              </table:table-cell>
              <table:table-cell office:value-type="float" office:value="0.660659217096531">
                <text:p>0.660659217096531</text:p>
              </table:table-cell>
              <table:table-cell office:value-type="float" office:value="0.0683429281187819">
                <text:p>0.0683429281187819</text:p>
              </table:table-cell>
              <table:table-cell office:value-type="float" office:value="0.13642326891079">
                <text:p>0.1364232689107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0661359979676">
                <text:p>0.610661359979676</text:p>
              </table:table-cell>
              <table:table-cell office:value-type="float" office:value="0.603222312347287">
                <text:p>0.603222312347287</text:p>
              </table:table-cell>
              <table:table-cell office:value-type="float" office:value="0.632258706425534">
                <text:p>0.632258706425534</text:p>
              </table:table-cell>
              <table:table-cell office:value-type="float" office:value="0.639126369974882">
                <text:p>0.639126369974882</text:p>
              </table:table-cell>
              <table:table-cell office:value-type="float" office:value="0.061362319053244">
                <text:p>0.061362319053244</text:p>
              </table:table-cell>
              <table:table-cell office:value-type="float" office:value="0.121389422734714">
                <text:p>0.1213894227347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9457077931632">
                <text:p>0.589457077931632</text:p>
              </table:table-cell>
              <table:table-cell office:value-type="float" office:value="0.581337706977896">
                <text:p>0.581337706977896</text:p>
              </table:table-cell>
              <table:table-cell office:value-type="float" office:value="0.61308413133397">
                <text:p>0.61308413133397</text:p>
              </table:table-cell>
              <table:table-cell office:value-type="float" office:value="0.61584392528074">
                <text:p>0.61584392528074</text:p>
              </table:table-cell>
              <table:table-cell office:value-type="float" office:value="0.0563996223615888">
                <text:p>0.0563996223615888</text:p>
              </table:table-cell>
              <table:table-cell office:value-type="float" office:value="0.110339026915114">
                <text:p>0.110339026915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0196662618289">
                <text:p>0.570196662618289</text:p>
              </table:table-cell>
              <table:table-cell office:value-type="float" office:value="0.560165803615501">
                <text:p>0.560165803615501</text:p>
              </table:table-cell>
              <table:table-cell office:value-type="float" office:value="0.586855115065392">
                <text:p>0.586855115065392</text:p>
              </table:table-cell>
              <table:table-cell office:value-type="float" office:value="0.596441357023582">
                <text:p>0.596441357023582</text:p>
              </table:table-cell>
              <table:table-cell office:value-type="float" office:value="0.0517850951060036">
                <text:p>0.0517850951060036</text:p>
              </table:table-cell>
              <table:table-cell office:value-type="float" office:value="0.0978809862711787">
                <text:p>0.0978809862711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288cm" svg:y="0.316cm" chart:style-name="ch2">
          <text:p>Absolute Speedup vs Jobs</text:p>
        </chart:title>
        <chart:legend chart:legend-position="end" svg:x="13.923cm" svg:y="2.959cm" style:legend-expansion="high" chart:style-name="ch3"/>
        <chart:plot-area chart:style-name="ch4" table:cell-range-address="Sheet1.A134:Sheet1.G150" chart:data-source-has-labels="both" svg:x="1.331cm" svg:y="1.275cm" svg:width="12.272cm" svg:height="6.57cm">
          <chartooo:coordinate-region svg:x="1.767cm" svg:y="1.474cm" svg:width="11.464cm" svg:height="5.724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Sheet1.A135:Sheet1.A150"/>
            <chart:grid chart:style-name="ch7" chart:class="major"/>
          </chart:axis>
          <chart:axis chart:dimension="y" chart:name="primary-y" chart:style-name="ch5">
            <chart:title svg:x="0.451cm" svg:y="5.953cm" chart:style-name="ch8">
              <text:p>Absolute Speedup</text:p>
            </chart:title>
            <chart:grid chart:style-name="ch7" chart:class="major"/>
          </chart:axis>
          <chart:series chart:style-name="ch9" chart:values-cell-range-address="Sheet1.B135:Sheet1.B150" chart:label-cell-address="Sheet1.B134:Sheet1.B134" chart:class="chart:line">
            <chart:data-point chart:repeated="16"/>
          </chart:series>
          <chart:series chart:style-name="ch10" chart:values-cell-range-address="Sheet1.C135:Sheet1.C150" chart:label-cell-address="Sheet1.C134:Sheet1.C134" chart:class="chart:line">
            <chart:data-point chart:repeated="16"/>
          </chart:series>
          <chart:series chart:style-name="ch11" chart:values-cell-range-address="Sheet1.D135:Sheet1.D150" chart:label-cell-address="Sheet1.D134:Sheet1.D134" chart:class="chart:line">
            <chart:data-point chart:repeated="16"/>
          </chart:series>
          <chart:series chart:style-name="ch12" chart:values-cell-range-address="Sheet1.E135:Sheet1.E150" chart:label-cell-address="Sheet1.E134:Sheet1.E134" chart:class="chart:line">
            <chart:data-point chart:repeated="16"/>
          </chart:series>
          <chart:series chart:style-name="ch13" chart:values-cell-range-address="Sheet1.F135:Sheet1.F150" chart:label-cell-address="Sheet1.F134:Sheet1.F134" chart:class="chart:line">
            <chart:data-point chart:repeated="16"/>
          </chart:series>
          <chart:series chart:style-name="ch14" chart:values-cell-range-address="Sheet1.G135:Sheet1.G150" chart:label-cell-address="Sheet1.G134:Sheet1.G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B134:Sheet1.B134</svg:desc>
                </draw:g>
              </table:table-cell>
              <table:table-cell office:value-type="string">
                <text:p>lzma</text:p>
                <draw:g>
                  <svg:desc>Sheet1.C134:Sheet1.C134</svg:desc>
                </draw:g>
              </table:table-cell>
              <table:table-cell office:value-type="string">
                <text:p>gzip</text:p>
                <draw:g>
                  <svg:desc>Sheet1.D134:Sheet1.D134</svg:desc>
                </draw:g>
              </table:table-cell>
              <table:table-cell office:value-type="string">
                <text:p>lzo</text:p>
                <draw:g>
                  <svg:desc>Sheet1.E134:Sheet1.E134</svg:desc>
                </draw:g>
              </table:table-cell>
              <table:table-cell office:value-type="string">
                <text:p>LZ4</text:p>
                <draw:g>
                  <svg:desc>Sheet1.F134:Sheet1.F134</svg:desc>
                </draw:g>
              </table:table-cell>
              <table:table-cell office:value-type="string">
                <text:p>zstd</text:p>
                <draw:g>
                  <svg:desc>Sheet1.G134:Sheet1.G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35:Sheet1.A150</svg:desc>
                </draw:g>
              </table:table-cell>
              <table:table-cell office:value-type="float" office:value="0.997890348018619">
                <text:p>0.997890348018619</text:p>
                <draw:g>
                  <svg:desc>Sheet1.B135:Sheet1.B150</svg:desc>
                </draw:g>
              </table:table-cell>
              <table:table-cell office:value-type="float" office:value="1.00679497344463">
                <text:p>1.00679497344463</text:p>
                <draw:g>
                  <svg:desc>Sheet1.C135:Sheet1.C150</svg:desc>
                </draw:g>
              </table:table-cell>
              <table:table-cell office:value-type="float" office:value="1.00886940974396">
                <text:p>1.00886940974396</text:p>
                <draw:g>
                  <svg:desc>Sheet1.D135:Sheet1.D150</svg:desc>
                </draw:g>
              </table:table-cell>
              <table:table-cell office:value-type="float" office:value="1.00450921102654">
                <text:p>1.00450921102654</text:p>
                <draw:g>
                  <svg:desc>Sheet1.E135:Sheet1.E150</svg:desc>
                </draw:g>
              </table:table-cell>
              <table:table-cell office:value-type="float" office:value="1.08913732289113">
                <text:p>1.08913732289113</text:p>
                <draw:g>
                  <svg:desc>Sheet1.F135:Sheet1.F150</svg:desc>
                </draw:g>
              </table:table-cell>
              <table:table-cell office:value-type="float" office:value="1.03436144013135">
                <text:p>1.03436144013135</text:p>
                <draw:g>
                  <svg:desc>Sheet1.G135:Sheet1.G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7743917180779">
                <text:p>1.87743917180779</text:p>
              </table:table-cell>
              <table:table-cell office:value-type="float" office:value="1.88934606849374">
                <text:p>1.88934606849374</text:p>
              </table:table-cell>
              <table:table-cell office:value-type="float" office:value="1.92662832370497">
                <text:p>1.92662832370497</text:p>
              </table:table-cell>
              <table:table-cell office:value-type="float" office:value="1.91808507825401">
                <text:p>1.91808507825401</text:p>
              </table:table-cell>
              <table:table-cell office:value-type="float" office:value="1.3842413190487">
                <text:p>1.3842413190487</text:p>
              </table:table-cell>
              <table:table-cell office:value-type="float" office:value="1.62610619469027">
                <text:p>1.626106194690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1413197351779">
                <text:p>2.71413197351779</text:p>
              </table:table-cell>
              <table:table-cell office:value-type="float" office:value="2.72731571924807">
                <text:p>2.72731571924807</text:p>
              </table:table-cell>
              <table:table-cell office:value-type="float" office:value="2.79761755544104">
                <text:p>2.79761755544104</text:p>
              </table:table-cell>
              <table:table-cell office:value-type="float" office:value="2.75026366763402">
                <text:p>2.75026366763402</text:p>
              </table:table-cell>
              <table:table-cell office:value-type="float" office:value="1.42350367244882">
                <text:p>1.42350367244882</text:p>
              </table:table-cell>
              <table:table-cell office:value-type="float" office:value="1.93156309882289">
                <text:p>1.931563098822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0577142931379">
                <text:p>3.50577142931379</text:p>
              </table:table-cell>
              <table:table-cell office:value-type="float" office:value="3.53061559148601">
                <text:p>3.53061559148601</text:p>
              </table:table-cell>
              <table:table-cell office:value-type="float" office:value="3.6062426694114">
                <text:p>3.6062426694114</text:p>
              </table:table-cell>
              <table:table-cell office:value-type="float" office:value="3.57582465841822">
                <text:p>3.57582465841822</text:p>
              </table:table-cell>
              <table:table-cell office:value-type="float" office:value="1.38109316958532">
                <text:p>1.38109316958532</text:p>
              </table:table-cell>
              <table:table-cell office:value-type="float" office:value="2.08942848682262">
                <text:p>2.089428486822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29031411843732">
                <text:p>4.29031411843732</text:p>
              </table:table-cell>
              <table:table-cell office:value-type="float" office:value="4.3106013418519">
                <text:p>4.3106013418519</text:p>
              </table:table-cell>
              <table:table-cell office:value-type="float" office:value="4.38689388590023">
                <text:p>4.38689388590023</text:p>
              </table:table-cell>
              <table:table-cell office:value-type="float" office:value="4.37406333422866">
                <text:p>4.37406333422866</text:p>
              </table:table-cell>
              <table:table-cell office:value-type="float" office:value="1.27836643042594">
                <text:p>1.27836643042594</text:p>
              </table:table-cell>
              <table:table-cell office:value-type="float" office:value="2.02886882511933">
                <text:p>2.028868825119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4127688391752">
                <text:p>5.04127688391752</text:p>
              </table:table-cell>
              <table:table-cell office:value-type="float" office:value="5.04534660889852">
                <text:p>5.04534660889852</text:p>
              </table:table-cell>
              <table:table-cell office:value-type="float" office:value="5.10826297765571">
                <text:p>5.10826297765571</text:p>
              </table:table-cell>
              <table:table-cell office:value-type="float" office:value="5.1282189703151">
                <text:p>5.1282189703151</text:p>
              </table:table-cell>
              <table:table-cell office:value-type="float" office:value="1.22895304910955">
                <text:p>1.22895304910955</text:p>
              </table:table-cell>
              <table:table-cell office:value-type="float" office:value="2.07249016037126">
                <text:p>2.072490160371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74748943058262">
                <text:p>5.74748943058262</text:p>
              </table:table-cell>
              <table:table-cell office:value-type="float" office:value="5.77342907368233">
                <text:p>5.77342907368233</text:p>
              </table:table-cell>
              <table:table-cell office:value-type="float" office:value="5.75794230897851">
                <text:p>5.75794230897851</text:p>
              </table:table-cell>
              <table:table-cell office:value-type="float" office:value="5.85488190536287">
                <text:p>5.85488190536287</text:p>
              </table:table-cell>
              <table:table-cell office:value-type="float" office:value="1.16461036885508">
                <text:p>1.16461036885508</text:p>
              </table:table-cell>
              <table:table-cell office:value-type="float" office:value="1.9959266802444">
                <text:p>1.9959266802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4083442230695">
                <text:p>6.44083442230695</text:p>
              </table:table-cell>
              <table:table-cell office:value-type="float" office:value="6.44052834152081">
                <text:p>6.44052834152081</text:p>
              </table:table-cell>
              <table:table-cell office:value-type="float" office:value="6.42019922228733">
                <text:p>6.42019922228733</text:p>
              </table:table-cell>
              <table:table-cell office:value-type="float" office:value="6.57354455510796">
                <text:p>6.57354455510796</text:p>
              </table:table-cell>
              <table:table-cell office:value-type="float" office:value="1.12028040831386">
                <text:p>1.12028040831386</text:p>
              </table:table-cell>
              <table:table-cell office:value-type="float" office:value="2.01323898653275">
                <text:p>2.013238986532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80000881961987">
                <text:p>6.80000881961987</text:p>
              </table:table-cell>
              <table:table-cell office:value-type="float" office:value="6.81538277562448">
                <text:p>6.81538277562448</text:p>
              </table:table-cell>
              <table:table-cell office:value-type="float" office:value="6.88903368885536">
                <text:p>6.88903368885536</text:p>
              </table:table-cell>
              <table:table-cell office:value-type="float" office:value="7.00108794834">
                <text:p>7.00108794834</text:p>
              </table:table-cell>
              <table:table-cell office:value-type="float" office:value="1.07881802570024">
                <text:p>1.07881802570024</text:p>
              </table:table-cell>
              <table:table-cell office:value-type="float" office:value="1.94809497515185">
                <text:p>1.948094975151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5117727338978">
                <text:p>7.15117727338978</text:p>
              </table:table-cell>
              <table:table-cell office:value-type="float" office:value="7.20739137226896">
                <text:p>7.20739137226896</text:p>
              </table:table-cell>
              <table:table-cell office:value-type="float" office:value="7.31136562166359">
                <text:p>7.31136562166359</text:p>
              </table:table-cell>
              <table:table-cell office:value-type="float" office:value="7.42899703009934">
                <text:p>7.42899703009934</text:p>
              </table:table-cell>
              <table:table-cell office:value-type="float" office:value="1.05209055209055">
                <text:p>1.05209055209055</text:p>
              </table:table-cell>
              <table:table-cell office:value-type="float" office:value="1.90733632480943">
                <text:p>1.907336324809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52141284352528">
                <text:p>7.52141284352528</text:p>
              </table:table-cell>
              <table:table-cell office:value-type="float" office:value="7.54158947614229">
                <text:p>7.54158947614229</text:p>
              </table:table-cell>
              <table:table-cell office:value-type="float" office:value="7.78403234348157">
                <text:p>7.78403234348157</text:p>
              </table:table-cell>
              <table:table-cell office:value-type="float" office:value="7.82578335703428">
                <text:p>7.82578335703428</text:p>
              </table:table-cell>
              <table:table-cell office:value-type="float" office:value="1.0258460498902">
                <text:p>1.0258460498902</text:p>
              </table:table-cell>
              <table:table-cell office:value-type="float" office:value="1.87350645212681">
                <text:p>1.873506452126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87415653290342">
                <text:p>7.87415653290342</text:p>
              </table:table-cell>
              <table:table-cell office:value-type="float" office:value="7.88890517367727">
                <text:p>7.88890517367727</text:p>
              </table:table-cell>
              <table:table-cell office:value-type="float" office:value="8.18304274618435">
                <text:p>8.18304274618435</text:p>
              </table:table-cell>
              <table:table-cell office:value-type="float" office:value="8.24828926422857">
                <text:p>8.24828926422857</text:p>
              </table:table-cell>
              <table:table-cell office:value-type="float" office:value="0.993618761930733">
                <text:p>0.993618761930733</text:p>
              </table:table-cell>
              <table:table-cell office:value-type="float" office:value="1.84886280264123">
                <text:p>1.848862802641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21158615443134">
                <text:p>8.21158615443134</text:p>
              </table:table-cell>
              <table:table-cell office:value-type="float" office:value="8.22328976404685">
                <text:p>8.22328976404685</text:p>
              </table:table-cell>
              <table:table-cell office:value-type="float" office:value="8.57107097141232">
                <text:p>8.57107097141232</text:p>
              </table:table-cell>
              <table:table-cell office:value-type="float" office:value="8.62729749599966">
                <text:p>8.62729749599966</text:p>
              </table:table-cell>
              <table:table-cell office:value-type="float" office:value="0.967652839007808">
                <text:p>0.967652839007808</text:p>
              </table:table-cell>
              <table:table-cell office:value-type="float" office:value="1.83444259567388">
                <text:p>1.834442595673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.531223078443">
                <text:p>8.531223078443</text:p>
              </table:table-cell>
              <table:table-cell office:value-type="float" office:value="8.50249668717256">
                <text:p>8.50249668717256</text:p>
              </table:table-cell>
              <table:table-cell office:value-type="float" office:value="8.93013055139813">
                <text:p>8.93013055139813</text:p>
              </table:table-cell>
              <table:table-cell office:value-type="float" office:value="8.98811655909618">
                <text:p>8.98811655909618</text:p>
              </table:table-cell>
              <table:table-cell office:value-type="float" office:value="0.935647886600585">
                <text:p>0.935647886600585</text:p>
              </table:table-cell>
              <table:table-cell office:value-type="float" office:value="1.75784753363229">
                <text:p>1.757847533632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82320292958852">
                <text:p>8.82320292958852</text:p>
              </table:table-cell>
              <table:table-cell office:value-type="float" office:value="8.77931821888762">
                <text:p>8.77931821888762</text:p>
              </table:table-cell>
              <table:table-cell office:value-type="float" office:value="9.27782738553438">
                <text:p>9.27782738553438</text:p>
              </table:table-cell>
              <table:table-cell office:value-type="float" office:value="9.27931343248869">
                <text:p>9.27931343248869</text:p>
              </table:table-cell>
              <table:table-cell office:value-type="float" office:value="0.921404005664576">
                <text:p>0.921404005664576</text:p>
              </table:table-cell>
              <table:table-cell office:value-type="float" office:value="1.71195652173913">
                <text:p>1.711956521739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10389993758751">
                <text:p>9.10389993758751</text:p>
              </table:table-cell>
              <table:table-cell office:value-type="float" office:value="9.02355384601056">
                <text:p>9.02355384601056</text:p>
              </table:table-cell>
              <table:table-cell office:value-type="float" office:value="9.47296277665996">
                <text:p>9.47296277665996</text:p>
              </table:table-cell>
              <table:table-cell office:value-type="float" office:value="9.58609339147776">
                <text:p>9.58609339147776</text:p>
              </table:table-cell>
              <table:table-cell office:value-type="float" office:value="0.902417277590648">
                <text:p>0.902417277590648</text:p>
              </table:table-cell>
              <table:table-cell office:value-type="float" office:value="1.61990908673493">
                <text:p>1.61990908673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5.169cm" svg:y="0.316cm" chart:style-name="ch2">
          <text:p>Absolute Efficiency vs Jobs</text:p>
        </chart:title>
        <chart:legend chart:legend-position="end" svg:x="13.923cm" svg:y="2.959cm" style:legend-expansion="high" chart:style-name="ch3"/>
        <chart:plot-area chart:style-name="ch4" table:cell-range-address="Sheet1.I134:Sheet1.O150" chart:data-source-has-labels="both" svg:x="1.331cm" svg:y="1.275cm" svg:width="12.272cm" svg:height="6.57cm">
          <chartooo:coordinate-region svg:x="2.058cm" svg:y="1.475cm" svg:width="11.358cm" svg:height="5.723cm"/>
          <chart:axis chart:dimension="x" chart:name="primary-x" chart:style-name="ch5" chartooo:axis-type="auto">
            <chartooo:date-scale/>
            <chart:title svg:x="6.272cm" svg:y="8.025cm" chart:style-name="ch6">
              <text:p>Number of Jobs</text:p>
            </chart:title>
            <chart:categories table:cell-range-address="Sheet1.I135:Sheet1.I150"/>
            <chart:grid chart:style-name="ch7" chart:class="major"/>
          </chart:axis>
          <chart:axis chart:dimension="y" chart:name="primary-y" chart:style-name="ch5">
            <chart:title svg:x="0.451cm" svg:y="5.98cm" chart:style-name="ch8">
              <text:p>Absolute Efficiency</text:p>
            </chart:title>
            <chart:grid chart:style-name="ch7" chart:class="major"/>
          </chart:axis>
          <chart:series chart:style-name="ch9" chart:values-cell-range-address="Sheet1.J135:Sheet1.J150" chart:label-cell-address="Sheet1.J134:Sheet1.J134" chart:class="chart:line">
            <chart:data-point chart:repeated="16"/>
          </chart:series>
          <chart:series chart:style-name="ch10" chart:values-cell-range-address="Sheet1.K135:Sheet1.K150" chart:label-cell-address="Sheet1.K134:Sheet1.K134" chart:class="chart:line">
            <chart:data-point chart:repeated="16"/>
          </chart:series>
          <chart:series chart:style-name="ch11" chart:values-cell-range-address="Sheet1.L135:Sheet1.L150" chart:label-cell-address="Sheet1.L134:Sheet1.L134" chart:class="chart:line">
            <chart:data-point chart:repeated="16"/>
          </chart:series>
          <chart:series chart:style-name="ch12" chart:values-cell-range-address="Sheet1.M135:Sheet1.M150" chart:label-cell-address="Sheet1.M134:Sheet1.M134" chart:class="chart:line">
            <chart:data-point chart:repeated="16"/>
          </chart:series>
          <chart:series chart:style-name="ch13" chart:values-cell-range-address="Sheet1.N135:Sheet1.N150" chart:label-cell-address="Sheet1.N134:Sheet1.N134" chart:class="chart:line">
            <chart:data-point chart:repeated="16"/>
          </chart:series>
          <chart:series chart:style-name="ch14" chart:values-cell-range-address="Sheet1.O135:Sheet1.O150" chart:label-cell-address="Sheet1.O134:Sheet1.O134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Sheet1.J134:Sheet1.J134</svg:desc>
                </draw:g>
              </table:table-cell>
              <table:table-cell office:value-type="string">
                <text:p>lzma</text:p>
                <draw:g>
                  <svg:desc>Sheet1.K134:Sheet1.K134</svg:desc>
                </draw:g>
              </table:table-cell>
              <table:table-cell office:value-type="string">
                <text:p>gzip</text:p>
                <draw:g>
                  <svg:desc>Sheet1.L134:Sheet1.L134</svg:desc>
                </draw:g>
              </table:table-cell>
              <table:table-cell office:value-type="string">
                <text:p>lzo</text:p>
                <draw:g>
                  <svg:desc>Sheet1.M134:Sheet1.M134</svg:desc>
                </draw:g>
              </table:table-cell>
              <table:table-cell office:value-type="string">
                <text:p>LZ4</text:p>
                <draw:g>
                  <svg:desc>Sheet1.N134:Sheet1.N134</svg:desc>
                </draw:g>
              </table:table-cell>
              <table:table-cell office:value-type="string">
                <text:p>zstd</text:p>
                <draw:g>
                  <svg:desc>Sheet1.O134:Sheet1.O1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I135:Sheet1.I150</svg:desc>
                </draw:g>
              </table:table-cell>
              <table:table-cell office:value-type="float" office:value="0.997890348018619">
                <text:p>0.997890348018619</text:p>
                <draw:g>
                  <svg:desc>Sheet1.J135:Sheet1.J150</svg:desc>
                </draw:g>
              </table:table-cell>
              <table:table-cell office:value-type="float" office:value="1.00679497344463">
                <text:p>1.00679497344463</text:p>
                <draw:g>
                  <svg:desc>Sheet1.K135:Sheet1.K150</svg:desc>
                </draw:g>
              </table:table-cell>
              <table:table-cell office:value-type="float" office:value="1.00886940974396">
                <text:p>1.00886940974396</text:p>
                <draw:g>
                  <svg:desc>Sheet1.L135:Sheet1.L150</svg:desc>
                </draw:g>
              </table:table-cell>
              <table:table-cell office:value-type="float" office:value="1.00450921102654">
                <text:p>1.00450921102654</text:p>
                <draw:g>
                  <svg:desc>Sheet1.M135:Sheet1.M150</svg:desc>
                </draw:g>
              </table:table-cell>
              <table:table-cell office:value-type="float" office:value="1.08913732289113">
                <text:p>1.08913732289113</text:p>
                <draw:g>
                  <svg:desc>Sheet1.N135:Sheet1.N150</svg:desc>
                </draw:g>
              </table:table-cell>
              <table:table-cell office:value-type="float" office:value="1.03436144013135">
                <text:p>1.03436144013135</text:p>
                <draw:g>
                  <svg:desc>Sheet1.O135:Sheet1.O1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38719585903896">
                <text:p>0.938719585903896</text:p>
              </table:table-cell>
              <table:table-cell office:value-type="float" office:value="0.944673034246869">
                <text:p>0.944673034246869</text:p>
              </table:table-cell>
              <table:table-cell office:value-type="float" office:value="0.963314161852483">
                <text:p>0.963314161852483</text:p>
              </table:table-cell>
              <table:table-cell office:value-type="float" office:value="0.959042539127007">
                <text:p>0.959042539127007</text:p>
              </table:table-cell>
              <table:table-cell office:value-type="float" office:value="0.692120659524352">
                <text:p>0.692120659524352</text:p>
              </table:table-cell>
              <table:table-cell office:value-type="float" office:value="0.813053097345133">
                <text:p>0.8130530973451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04710657839265">
                <text:p>0.904710657839265</text:p>
              </table:table-cell>
              <table:table-cell office:value-type="float" office:value="0.909105239749357">
                <text:p>0.909105239749357</text:p>
              </table:table-cell>
              <table:table-cell office:value-type="float" office:value="0.932539185147015">
                <text:p>0.932539185147015</text:p>
              </table:table-cell>
              <table:table-cell office:value-type="float" office:value="0.916754555878008">
                <text:p>0.916754555878008</text:p>
              </table:table-cell>
              <table:table-cell office:value-type="float" office:value="0.474501224149607">
                <text:p>0.474501224149607</text:p>
              </table:table-cell>
              <table:table-cell office:value-type="float" office:value="0.643854366274295">
                <text:p>0.643854366274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6442857328449">
                <text:p>0.876442857328449</text:p>
              </table:table-cell>
              <table:table-cell office:value-type="float" office:value="0.882653897871503">
                <text:p>0.882653897871503</text:p>
              </table:table-cell>
              <table:table-cell office:value-type="float" office:value="0.90156066735285">
                <text:p>0.90156066735285</text:p>
              </table:table-cell>
              <table:table-cell office:value-type="float" office:value="0.893956164604554">
                <text:p>0.893956164604554</text:p>
              </table:table-cell>
              <table:table-cell office:value-type="float" office:value="0.345273292396331">
                <text:p>0.345273292396331</text:p>
              </table:table-cell>
              <table:table-cell office:value-type="float" office:value="0.522357121705656">
                <text:p>0.5223571217056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58062823687463">
                <text:p>0.858062823687463</text:p>
              </table:table-cell>
              <table:table-cell office:value-type="float" office:value="0.86212026837038">
                <text:p>0.86212026837038</text:p>
              </table:table-cell>
              <table:table-cell office:value-type="float" office:value="0.877378777180045">
                <text:p>0.877378777180045</text:p>
              </table:table-cell>
              <table:table-cell office:value-type="float" office:value="0.874812666845732">
                <text:p>0.874812666845732</text:p>
              </table:table-cell>
              <table:table-cell office:value-type="float" office:value="0.255673286085187">
                <text:p>0.255673286085187</text:p>
              </table:table-cell>
              <table:table-cell office:value-type="float" office:value="0.405773765023866">
                <text:p>0.4057737650238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40212813986253">
                <text:p>0.840212813986253</text:p>
              </table:table-cell>
              <table:table-cell office:value-type="float" office:value="0.840891101483086">
                <text:p>0.840891101483086</text:p>
              </table:table-cell>
              <table:table-cell office:value-type="float" office:value="0.851377162942619">
                <text:p>0.851377162942619</text:p>
              </table:table-cell>
              <table:table-cell office:value-type="float" office:value="0.854703161719183">
                <text:p>0.854703161719183</text:p>
              </table:table-cell>
              <table:table-cell office:value-type="float" office:value="0.204825508184925">
                <text:p>0.204825508184925</text:p>
              </table:table-cell>
              <table:table-cell office:value-type="float" office:value="0.345415026728544">
                <text:p>0.3454150267285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2106991865466">
                <text:p>0.82106991865466</text:p>
              </table:table-cell>
              <table:table-cell office:value-type="float" office:value="0.824775581954618">
                <text:p>0.824775581954618</text:p>
              </table:table-cell>
              <table:table-cell office:value-type="float" office:value="0.82256318699693">
                <text:p>0.82256318699693</text:p>
              </table:table-cell>
              <table:table-cell office:value-type="float" office:value="0.836411700766124">
                <text:p>0.836411700766124</text:p>
              </table:table-cell>
              <table:table-cell office:value-type="float" office:value="0.16637290983644">
                <text:p>0.16637290983644</text:p>
              </table:table-cell>
              <table:table-cell office:value-type="float" office:value="0.285132382892057">
                <text:p>0.2851323828920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5104302788369">
                <text:p>0.805104302788369</text:p>
              </table:table-cell>
              <table:table-cell office:value-type="float" office:value="0.805066042690101">
                <text:p>0.805066042690101</text:p>
              </table:table-cell>
              <table:table-cell office:value-type="float" office:value="0.802524902785916">
                <text:p>0.802524902785916</text:p>
              </table:table-cell>
              <table:table-cell office:value-type="float" office:value="0.821693069388495">
                <text:p>0.821693069388495</text:p>
              </table:table-cell>
              <table:table-cell office:value-type="float" office:value="0.140035051039233">
                <text:p>0.140035051039233</text:p>
              </table:table-cell>
              <table:table-cell office:value-type="float" office:value="0.251654873316594">
                <text:p>0.2516548733165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55556535513319">
                <text:p>0.755556535513319</text:p>
              </table:table-cell>
              <table:table-cell office:value-type="float" office:value="0.757264752847164">
                <text:p>0.757264752847164</text:p>
              </table:table-cell>
              <table:table-cell office:value-type="float" office:value="0.765448187650595">
                <text:p>0.765448187650595</text:p>
              </table:table-cell>
              <table:table-cell office:value-type="float" office:value="0.777898660926667">
                <text:p>0.777898660926667</text:p>
              </table:table-cell>
              <table:table-cell office:value-type="float" office:value="0.119868669522249">
                <text:p>0.119868669522249</text:p>
              </table:table-cell>
              <table:table-cell office:value-type="float" office:value="0.216454997239094">
                <text:p>0.2164549972390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5117727338978">
                <text:p>0.715117727338978</text:p>
              </table:table-cell>
              <table:table-cell office:value-type="float" office:value="0.720739137226896">
                <text:p>0.720739137226896</text:p>
              </table:table-cell>
              <table:table-cell office:value-type="float" office:value="0.731136562166359">
                <text:p>0.731136562166359</text:p>
              </table:table-cell>
              <table:table-cell office:value-type="float" office:value="0.742899703009934">
                <text:p>0.742899703009934</text:p>
              </table:table-cell>
              <table:table-cell office:value-type="float" office:value="0.105209055209055">
                <text:p>0.105209055209055</text:p>
              </table:table-cell>
              <table:table-cell office:value-type="float" office:value="0.190733632480943">
                <text:p>0.1907336324809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3764803956844">
                <text:p>0.683764803956844</text:p>
              </table:table-cell>
              <table:table-cell office:value-type="float" office:value="0.685599043285663">
                <text:p>0.685599043285663</text:p>
              </table:table-cell>
              <table:table-cell office:value-type="float" office:value="0.70763930395287">
                <text:p>0.70763930395287</text:p>
              </table:table-cell>
              <table:table-cell office:value-type="float" office:value="0.71143485063948">
                <text:p>0.71143485063948</text:p>
              </table:table-cell>
              <table:table-cell office:value-type="float" office:value="0.0932587318081997">
                <text:p>0.0932587318081997</text:p>
              </table:table-cell>
              <table:table-cell office:value-type="float" office:value="0.170318768375165">
                <text:p>0.1703187683751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6179711075285">
                <text:p>0.656179711075285</text:p>
              </table:table-cell>
              <table:table-cell office:value-type="float" office:value="0.657408764473106">
                <text:p>0.657408764473106</text:p>
              </table:table-cell>
              <table:table-cell office:value-type="float" office:value="0.681920228848695">
                <text:p>0.681920228848695</text:p>
              </table:table-cell>
              <table:table-cell office:value-type="float" office:value="0.687357438685714">
                <text:p>0.687357438685714</text:p>
              </table:table-cell>
              <table:table-cell office:value-type="float" office:value="0.0828015634942278">
                <text:p>0.0828015634942278</text:p>
              </table:table-cell>
              <table:table-cell office:value-type="float" office:value="0.154071900220103">
                <text:p>0.1540719002201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1660473417796">
                <text:p>0.631660473417796</text:p>
              </table:table-cell>
              <table:table-cell office:value-type="float" office:value="0.632560751080527">
                <text:p>0.632560751080527</text:p>
              </table:table-cell>
              <table:table-cell office:value-type="float" office:value="0.659313151647101">
                <text:p>0.659313151647101</text:p>
              </table:table-cell>
              <table:table-cell office:value-type="float" office:value="0.66363826892305">
                <text:p>0.66363826892305</text:p>
              </table:table-cell>
              <table:table-cell office:value-type="float" office:value="0.0744348337698314">
                <text:p>0.0744348337698314</text:p>
              </table:table-cell>
              <table:table-cell office:value-type="float" office:value="0.141110968897991">
                <text:p>0.1411109688979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09373077031642">
                <text:p>0.609373077031642</text:p>
              </table:table-cell>
              <table:table-cell office:value-type="float" office:value="0.607321191940897">
                <text:p>0.607321191940897</text:p>
              </table:table-cell>
              <table:table-cell office:value-type="float" office:value="0.637866467957009">
                <text:p>0.637866467957009</text:p>
              </table:table-cell>
              <table:table-cell office:value-type="float" office:value="0.642008325649727">
                <text:p>0.642008325649727</text:p>
              </table:table-cell>
              <table:table-cell office:value-type="float" office:value="0.0668319919000418">
                <text:p>0.0668319919000418</text:p>
              </table:table-cell>
              <table:table-cell office:value-type="float" office:value="0.125560538116592">
                <text:p>0.1255605381165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8213528639235">
                <text:p>0.588213528639235</text:p>
              </table:table-cell>
              <table:table-cell office:value-type="float" office:value="0.585287881259175">
                <text:p>0.585287881259175</text:p>
              </table:table-cell>
              <table:table-cell office:value-type="float" office:value="0.618521825702292">
                <text:p>0.618521825702292</text:p>
              </table:table-cell>
              <table:table-cell office:value-type="float" office:value="0.618620895499246">
                <text:p>0.618620895499246</text:p>
              </table:table-cell>
              <table:table-cell office:value-type="float" office:value="0.0614269337109718">
                <text:p>0.0614269337109718</text:p>
              </table:table-cell>
              <table:table-cell office:value-type="float" office:value="0.114130434782609">
                <text:p>0.1141304347826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8993746099219">
                <text:p>0.568993746099219</text:p>
              </table:table-cell>
              <table:table-cell office:value-type="float" office:value="0.56397211537566">
                <text:p>0.56397211537566</text:p>
              </table:table-cell>
              <table:table-cell office:value-type="float" office:value="0.592060173541247">
                <text:p>0.592060173541247</text:p>
              </table:table-cell>
              <table:table-cell office:value-type="float" office:value="0.59913083696736">
                <text:p>0.59913083696736</text:p>
              </table:table-cell>
              <table:table-cell office:value-type="float" office:value="0.0564010798494155">
                <text:p>0.0564010798494155</text:p>
              </table:table-cell>
              <table:table-cell office:value-type="float" office:value="0.101244317920933">
                <text:p>0.1012443179209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251cm" svg:y="0.316cm" chart:style-name="ch2">
          <text:p>Compression Ratio (Higher is Better)</text:p>
        </chart:title>
        <chart:plot-area chart:style-name="ch3" table:cell-range-address="Sheet1.I93:Sheet1.I99 Sheet1.K93:Sheet1.K99" chart:data-source-has-labels="column" svg:x="0.319cm" svg:y="1.275cm" svg:width="15.36cm" svg:height="7.55cm">
          <chartooo:coordinate-region svg:x="1.046cm" svg:y="1.474cm" svg:width="14.633cm" svg:height="6.704cm"/>
          <chart:axis chart:dimension="x" chart:name="primary-x" chart:style-name="ch4" chartooo:axis-type="auto">
            <chartooo:date-scale/>
            <chart:categories table:cell-range-address="Sheet1.I93:Sheet1.I9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K93:Sheet1.K9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Raw Tarball</text:p>
                <draw:g>
                  <svg:desc>Sheet1.I93:Sheet1.I99</svg:desc>
                </draw:g>
              </table:table-cell>
              <table:table-cell office:value-type="float" office:value="1">
                <text:p>1</text:p>
                <draw:g>
                  <svg:desc>Sheet1.K93:Sheet1.K99</svg:desc>
                </draw:g>
              </table:table-cell>
            </table:table-row>
            <table:table-row>
              <table:table-cell office:value-type="string">
                <text:p>XZ</text:p>
              </table:table-cell>
              <table:table-cell office:value-type="float" office:value="3.3396374050644">
                <text:p>3.3396374050644</text:p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3.33375493204735">
                <text:p>3.33375493204735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2.83582923530552">
                <text:p>2.83582923530552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2.76246139178478">
                <text:p>2.76246139178478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2.56518236241297">
                <text:p>2.56518236241297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2.07233371042231">
                <text:p>2.07233371042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bar" chart:style-name="ch1">
        <chart:title svg:x="3.762cm" svg:y="0.316cm" chart:style-name="ch2">
          <text:p>Compressor Throughput (Higher is Better)</text:p>
        </chart:title>
        <chart:plot-area chart:style-name="ch3" table:cell-range-address="Sheet1.I94:Sheet1.I99 Sheet1.L94:Sheet1.L99" chart:data-source-has-labels="column" svg:x="1.331cm" svg:y="1.275cm" svg:width="14.374cm" svg:height="7.55cm">
          <chartooo:coordinate-region svg:x="3.249cm" svg:y="1.474cm" svg:width="12.456cm" svg:height="6.704cm"/>
          <chart:axis chart:dimension="x" chart:name="primary-x" chart:style-name="ch4" chartooo:axis-type="auto">
            <chartooo:date-scale/>
            <chart:categories table:cell-range-address="Sheet1.I94:Sheet1.I99"/>
            <chart:grid chart:style-name="ch5" chart:class="major"/>
          </chart:axis>
          <chart:axis chart:dimension="y" chart:name="primary-y" chart:style-name="ch6">
            <chart:title svg:x="0.451cm" svg:y="6.377cm" chart:style-name="ch7">
              <text:p>Bytes per Second</text:p>
            </chart:title>
            <chart:grid chart:style-name="ch5" chart:class="major"/>
          </chart:axis>
          <chart:series chart:style-name="ch8" chart:values-cell-range-address="Sheet1.L94:Sheet1.L9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XZ</text:p>
                <draw:g>
                  <svg:desc>Sheet1.I94:Sheet1.I99</svg:desc>
                </draw:g>
              </table:table-cell>
              <table:table-cell office:value-type="float" office:value="59107318.0507059">
                <text:p>59107318.0507059</text:p>
                <draw:g>
                  <svg:desc>Sheet1.L94:Sheet1.L99</svg:desc>
                </draw:g>
              </table:table-cell>
            </table:table-row>
            <table:table-row>
              <table:table-cell office:value-type="string">
                <text:p>lzma</text:p>
              </table:table-cell>
              <table:table-cell office:value-type="float" office:value="65270122.0255004">
                <text:p>65270122.0255004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110162824.949698">
                <text:p>110162824.949698</text:p>
              </table:table-cell>
            </table:table-row>
            <table:table-row>
              <table:table-cell office:value-type="string">
                <text:p>zstd</text:p>
              </table:table-cell>
              <table:table-cell office:value-type="float" office:value="415049942.078768">
                <text:p>415049942.078768</text:p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84190702.5624392">
                <text:p>84190702.5624392</text:p>
              </table:table-cell>
            </table:table-row>
            <table:table-row>
              <table:table-cell office:value-type="string">
                <text:p>LZ4</text:p>
              </table:table-cell>
              <table:table-cell office:value-type="float" office:value="547594801.687764">
                <text:p>547594801.6877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